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text-properties fo:language="pt" fo:country="PT" fo:font-weight="normal" style:font-weight-asian="normal" style:font-weight-complex="normal"/>
    </style:style>
    <style:style style:name="P4" style:family="paragraph" style:parent-style-name="Standard">
      <style:text-properties fo:language="pt" fo:country="PT" fo:font-style="normal" style:font-style-asian="normal" style:font-style-complex="normal"/>
    </style:style>
    <style:style style:name="P5"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6"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7" style:family="paragraph" style:parent-style-name="Standard" style:list-style-name="L1"/>
    <style:style style:name="P8" style:family="paragraph" style:parent-style-name="Standard">
      <style:text-properties fo:language="pt" fo:country="PT"/>
    </style:style>
    <style:style style:name="P9" style:family="paragraph" style:parent-style-name="Standard" style:list-style-name="L1">
      <style:text-properties fo:language="pt" fo:country="PT"/>
    </style:style>
    <style:style style:name="P10" style:family="paragraph" style:parent-style-name="Standard">
      <style:text-properties fo:language="pt" fo:country="PT" fo:font-weight="bold" style:font-weight-asian="bold" style:font-weight-complex="bold"/>
    </style:style>
    <style:style style:name="P11" style:family="paragraph" style:parent-style-name="Standard" style:list-style-name="L1">
      <style:text-properties fo:language="pt" fo:country="PT" fo:font-weight="bold" style:font-weight-asian="bold" style:font-weight-complex="bold"/>
    </style:style>
    <style:style style:name="P12" style:family="paragraph" style:parent-style-name="Standard" style:list-style-name="L2">
      <style:text-properties fo:language="pt" fo:country="PT" fo:font-weight="bold" style:font-weight-asian="bold" style:font-weight-complex="bold"/>
    </style:style>
    <style:style style:name="P13" style:family="paragraph" style:parent-style-name="Standard" style:list-style-name="L14">
      <style:text-properties fo:language="pt" fo:country="PT" fo:font-weight="bold" style:font-weight-asian="bold" style:font-weight-complex="bold"/>
    </style:style>
    <style:style style:name="P14" style:family="paragraph" style:parent-style-name="Standard" style:list-style-name="L15">
      <style:text-properties fo:language="pt" fo:country="PT" fo:font-weight="bold" style:font-weight-asian="bold" style:font-weight-complex="bold"/>
    </style:style>
    <style:style style:name="P15" style:family="paragraph" style:parent-style-name="Standard" style:list-style-name="L6">
      <style:text-properties fo:language="pt" fo:country="PT" fo:font-weight="bold" style:font-weight-asian="bold" style:font-weight-complex="bold"/>
    </style:style>
    <style:style style:name="P16" style:family="paragraph" style:parent-style-name="Standard" style:list-style-name="L2">
      <style:text-properties fo:language="pt" fo:country="PT"/>
    </style:style>
    <style:style style:name="P17" style:family="paragraph" style:parent-style-name="Standard" style:list-style-name="L3">
      <style:text-properties fo:language="pt" fo:country="PT"/>
    </style:style>
    <style:style style:name="P18" style:family="paragraph" style:parent-style-name="Standard" style:list-style-name="L3">
      <style:text-properties fo:language="pt" fo:country="PT" style:text-underline-style="none"/>
    </style:style>
    <style:style style:name="P19" style:family="paragraph" style:parent-style-name="Standard">
      <style:text-properties fo:language="pt" fo:country="PT" style:text-underline-style="none" fo:font-weight="normal" style:font-weight-asian="normal" style:font-weight-complex="normal"/>
    </style:style>
    <style:style style:name="P20" style:family="paragraph" style:parent-style-name="Standard" style:list-style-name="L1">
      <style:text-properties fo:language="pt" fo:country="PT" style:text-underline-style="none" fo:font-weight="normal" style:font-weight-asian="normal" style:font-weight-complex="normal"/>
    </style:style>
    <style:style style:name="P21" style:family="paragraph" style:parent-style-name="Standard" style:list-style-name="L13">
      <style:text-properties fo:language="pt" fo:country="PT" style:text-underline-style="none" fo:font-weight="normal" style:font-weight-asian="normal" style:font-weight-complex="normal"/>
    </style:style>
    <style:style style:name="P22" style:family="paragraph" style:parent-style-name="Standard" style:list-style-name="L6">
      <style:text-properties fo:language="pt" fo:country="PT" style:text-underline-style="none" fo:font-weight="bold" style:font-weight-asian="bold" style:font-weight-complex="bold"/>
    </style:style>
    <style:style style:name="P23" style:family="paragraph" style:parent-style-name="Standard" style:list-style-name="L1">
      <style:text-properties fo:language="pt" fo:country="PT" style:text-underline-style="none" fo:font-weight="bold" style:font-weight-asian="bold" style:font-weight-complex="bold"/>
    </style:style>
    <style:style style:name="P24" style:family="paragraph" style:parent-style-name="Standard" style:list-style-name="L13">
      <style:text-properties fo:language="pt" fo:country="PT" style:text-underline-style="none" fo:font-weight="bold" style:font-weight-asian="bold" style:font-weight-complex="bold"/>
    </style:style>
    <style:style style:name="P25" style:family="paragraph" style:parent-style-name="Standard" style:list-style-name="L14">
      <style:text-properties fo:language="pt" fo:country="PT" style:text-underline-style="none" fo:font-weight="bold" style:font-weight-asian="bold" style:font-weight-complex="bold"/>
    </style:style>
    <style:style style:name="P26" style:family="paragraph" style:parent-style-name="Standard">
      <style:text-properties fo:language="pt" fo:country="PT" fo:font-weight="normal" style:font-weight-asian="normal" style:font-weight-complex="normal"/>
    </style:style>
    <style:style style:name="P27" style:family="paragraph" style:parent-style-name="Standard" style:list-style-name="L1">
      <style:text-properties fo:language="pt" fo:country="PT" fo:font-weight="normal" style:font-weight-asian="normal" style:font-weight-complex="normal"/>
    </style:style>
    <style:style style:name="P28" style:family="paragraph" style:parent-style-name="Standard">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P29" style:family="paragraph" style:parent-style-name="Standard" style:list-style-name="L10">
      <style:text-properties fo:language="pt" fo:country="PT" fo:font-style="italic" style:text-underline-style="none" fo:font-weight="normal" style:font-style-asian="italic" style:font-weight-asian="normal" style:font-style-complex="italic" style:font-weight-complex="normal"/>
    </style:style>
    <style:style style:name="P30"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8">
      <style:text-properties fo:language="pt" fo:country="PT" fo:font-style="normal" style:text-underline-style="none" fo:font-weight="normal" style:font-style-asian="normal" style:font-weight-asian="normal" style:font-style-complex="normal" style:font-weight-complex="normal"/>
    </style:style>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6">
      <style:text-properties fo:font-weight="bold" style:font-weight-asian="bold" style:font-weight-complex="bold"/>
    </style:style>
    <style:style style:name="P46" style:family="paragraph" style:parent-style-name="Heading_20_4">
      <style:text-properties fo:language="pt" fo:country="PT"/>
    </style:style>
    <style:style style:name="P47" style:family="paragraph" style:parent-style-name="Heading_20_4">
      <style:text-properties fo:language="pt" fo:country="PT" fo:font-weight="bold" style:font-weight-asian="bold" style:font-weight-complex="bold"/>
    </style:style>
    <style:style style:name="P48" style:family="paragraph" style:parent-style-name="Heading_20_2">
      <style:text-properties fo:language="pt" fo:country="PT"/>
    </style:style>
    <style:style style:name="P49" style:family="paragraph" style:parent-style-name="Heading_20_3">
      <style:text-properties fo:language="pt" fo:country="PT"/>
    </style:style>
    <style:style style:name="P50" style:family="paragraph" style:parent-style-name="Heading_20_3">
      <style:text-properties fo:language="pt" fo:country="PT" fo:font-style="normal" style:font-style-asian="normal" style:font-style-complex="normal"/>
    </style:style>
    <style:style style:name="T1" style:family="text">
      <style:text-properties fo:language="pt" fo:country="PT"/>
    </style:style>
    <style:style style:name="T2" style:family="text">
      <style:text-properties fo:language="pt" fo:country="PT" fo:font-style="normal" style:text-underline-style="none" fo:font-weight="normal" style:font-style-asian="normal" style:font-weight-asian="normal" style:font-style-complex="normal" style:font-weight-complex="normal"/>
    </style:style>
    <style:style style:name="T3" style:family="text">
      <style:text-properties fo:language="pt" fo:country="PT" fo:font-style="normal" style:text-underline-style="none" fo:font-weight="bold" style:font-style-asian="normal" style:font-weight-asian="bold" style:font-style-complex="normal" style:font-weight-complex="bold"/>
    </style:style>
    <style:style style:name="T4" style:family="text">
      <style:text-properties fo:language="pt" fo:country="PT" fo:font-style="normal" style:text-underline-style="none" style:font-style-asian="normal" style:font-style-complex="normal"/>
    </style:style>
    <style:style style:name="T5" style:family="text">
      <style:text-properties fo:language="pt" fo:country="PT"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language="pt" fo:country="PT"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language="pt" fo:country="PT" fo:font-style="normal" fo:font-weight="bold" style:font-style-asian="normal" style:font-weight-asian="bold" style:font-style-complex="normal" style:font-weight-complex="bold"/>
    </style:style>
    <style:style style:name="T8" style:family="text">
      <style:text-properties fo:language="pt" fo:country="PT" fo:font-style="normal" fo:font-weight="normal" style:font-style-asian="normal" style:font-weight-asian="normal" style:font-style-complex="normal" style:font-weight-complex="normal"/>
    </style:style>
    <style:style style:name="T9" style:family="text">
      <style:text-properties fo:language="pt" fo:country="PT" fo:font-style="italic" style:text-underline-style="none" fo:font-weight="normal" style:font-style-asian="italic" style:font-weight-asian="normal" style:font-style-complex="italic" style:font-weight-complex="normal"/>
    </style:style>
    <style:style style:name="T10" style:family="text">
      <style:text-properties fo:language="pt" fo:country="PT" fo:font-style="italic" style:text-underline-style="none" fo:font-weight="bold" style:font-style-asian="italic" style:font-weight-asian="bold" style:font-style-complex="italic" style:font-weight-complex="bold"/>
    </style:style>
    <style:style style:name="T11" style:family="text">
      <style:text-properties fo:language="pt" fo:country="PT" fo:font-style="italic" fo:font-weight="normal" style:font-style-asian="italic" style:font-weight-asian="normal" style:font-style-complex="italic" style:font-weight-complex="normal"/>
    </style:style>
    <style:style style:name="T12" style:family="text">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language="pt" fo:country="PT" fo:font-weight="bold" style:font-weight-asian="bold" style:font-weight-complex="bold"/>
    </style:style>
    <style:style style:name="T15" style:family="text">
      <style:text-properties fo:language="pt" fo:country="PT" fo:font-weight="bold" style:font-weight-asian="normal" style:font-weight-complex="normal"/>
    </style:style>
    <style:style style:name="T16" style:family="text">
      <style:text-properties fo:language="pt" fo:country="PT" fo:font-weight="normal" style:font-weight-asian="normal" style:font-weight-complex="normal"/>
    </style:style>
    <style:style style:name="T17" style:family="text">
      <style:text-properties fo:language="pt" fo:country="PT" style:text-underline-style="solid" style:text-underline-width="auto" style:text-underline-color="font-color" fo:font-weight="normal" style:font-weight-asian="normal" style:font-weight-complex="normal"/>
    </style:style>
    <style:style style:name="T18" style:family="text">
      <style:text-properties fo:language="pt" fo:country="PT" style:text-underline-style="solid" style:text-underline-width="auto" style:text-underline-color="font-color" fo:font-weight="bold" style:font-weight-asian="bold" style:font-weight-complex="bold"/>
    </style:style>
    <style:style style:name="T19" style:family="text">
      <style:text-properties fo:language="pt" fo:country="PT" style:text-underline-style="none" fo:font-weight="bold" style:font-weight-asian="bold" style:font-weight-complex="bold"/>
    </style:style>
    <style:style style:name="T20" style:family="text">
      <style:text-properties fo:language="pt" fo:country="PT" style:text-underline-style="none" fo:font-weight="normal" style:font-weight-asian="normal" style:font-weight-complex="normal"/>
    </style:style>
    <style:style style:name="T21"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font-style="italic" style:language-asian="zxx" style:country-asian="none" style:font-style-asian="italic" style:language-complex="zxx" style:country-complex="none"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normal" style:font-weight-asian="normal" style:font-weight-complex="normal"/>
    </style:style>
    <style:style style:name="T44" style:family="text">
      <style:text-properties style:text-underline-style="solid" style:text-underline-type="double" style:text-underline-width="auto" style:text-underline-color="font-color"/>
    </style:style>
    <style:style style:name="T45" style:family="text">
      <style:text-properties style:text-underline-style="solid" style:text-underline-type="double" style:text-underline-width="auto" style:text-underline-color="font-color"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49"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22">Categories for the Description of Works of Art (CDWA)</text:span><text:span text:style-name="T29"> e</text:span><text:span text:style-name="T21"> </text:span><text:span text:style-name="T22">Cataloging Cultural Objects (CCO) </text:span><text:span text:style-name="T29">e </text:span><text:span text:style-name="T22">CDWA Lite</text:span><text:span text:style-name="T29">. </text:span><text:span text:style-name="T29"><text:s/></text:span></text:p>
      <text:p text:style-name="P1"><text:span text:style-name="T29">O CDWA descreve o conteúdo de bases de dados de arte articulando uma </text:span><text:span text:style-name="T28">framework</text:span><text:span text:style-name="T29"> conceptual para descrever e aceder a informação sobre obras de arte, arquitetura, outro materiais de cultura, grupos e coleções de obras e imagens relacionadas. O CDWA inclui 532 categorias e subcategorias. </text:span></text:p>
      <text:p text:style-name="P1"><text:span text:style-name="T29">O CCO é um guia ao invés de um conjunto de elementos de meta-dados. Os elementos que abrange são referentes a áreas de informação num registo de catalogação que podem ser mapeadas para vários elementos de meta-dados tais como CDWA ou CDWA </text:span><text:span text:style-name="T29">Lite.</text:span><text:span text:style-name="T29"> Basicamente, é um documento lato que inclui regras para formatação de dados, sugestões para informação obrigatória, requisitos para vocabulário controlado e problemas de apresentação.</text:span></text:p>
      <text:p text:style-name="P1"><text:span text:style-name="T29">Para facilitar a partilha de registos complacentes com CDWA através do protocolo </text:span><text:span text:style-name="T22">Open Archives Initiative – Protocol for Metadata Harvesting (OAI-PMH)</text:span><text:span text:style-name="T29">,</text:span><text:span text:style-name="T29"> o Getty Research Institute criou o schema </text:span><text:span text:style-name="T29"><text:s/>XML </text:span><text:span text:style-name="T29">CDWA </text:span><text:span text:style-name="T29">Lite</text:span><text:span text:style-name="T29"> baseado nas categorias consideradas essenciais (core) do CDWA que descreve um formato para registos essenciais de obras de arte e material cultural baseados no CDWA e CCO.</text:span></text:p>
      <text:p text:style-name="P4"/>
      <text:p text:style-name="P4">Após uma análise a todas estas normas e estruturas, chegámos a um modelo final que passaremos a descrever na secção seguinte.</text:p>
      <text:p text:style-name="P4"/>
      <text:p text:style-name="P4"/>
      <text:h text:style-name="P50" text:outline-level="3">Modelo de Dados</text:h>
      <text:p text:style-name="P1">O modelo representa uma simplificação do que é sugerido pelo CDWA, apenas representando os meta-<text:soft-page-break/>dados <text:span text:style-name="T29">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46" text:outline-level="4">Tabelas com origem em entidades e relacionamentos 1:N</text:h>
      <text:p text:style-name="P1">As seguintes tabelas foram criadas com base nos meta-dados que pretendemos armazenar:</text:p>
      <text:list xml:id="list445635303" text:style-name="L1">
        <text:list-item>
          <text:p text:style-name="P9"><text:span text:style-name="T37">Object_Work_Records</text:span><text:span text:style-name="T30"> {</text:span><text:span text:style-name="T31">id_object_Work_Records</text:span><text:span text:style-name="T30">, displayCreator, displayMeasurements, displayMaterialsTech, displayCreationDate, </text:span><text:span text:style-name="T23">RecordType</text:span><text:span text:style-name="T30">}</text:span></text:p>
          <text:p text:style-name="P7"><text:span text:style-name="T1">Correspondente à categoria </text:span><text:span text:style-name="Strong_20_Emphasis"><text:span text:style-name="T1">Object/Work</text:span></text:span><text:span text:style-name="Strong_20_Emphasis"><text:span text:style-name="T16">. Esta tabela identifica o foco lógico da discussão. Representa uma obra de arte (objeto) no repositório, descreve o que é a obra e possibilita a procura de obras de um determinados tipo.</text:span></text:span></text:p>
          <text:p text:style-name="P9"/>
          <text:p text:style-name="P9">Atributos:</text:p>
          <text:list>
            <text:list-item>
              <text:p text:style-name="P7"><text:span text:style-name="T3">id_object_Work_Records:</text:span><text:span text:style-name="T1"> é chave primária, já que identifica univocamente cada registo. Inteiro que é auto incrementado;</text:span></text:p>
            </text:list-item>
            <text:list-item>
              <text:p text:style-name="P11"><text:span text:style-name="T29">displayCreator:</text:span><text:span text:style-name="T30"> </text:span><text:span text:style-name="T30">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9"><text:span text:style-name="T36">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9"><text:span text:style-name="T36">DisplayMaterialsTech:</text:span><text:span text:style-name="T30">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9"><text:span text:style-name="T36">DisplayCreationDate: </text:span><text:span text:style-name="T30">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9"><text:span text:style-name="T37">RecordType:</text:span> é chave estrangeira da tabela RecordType. Inteiro que identifica o tipo de de registo da obra.</text:p>
            </text:list-item>
          </text:list>
        </text:list-item>
      </text:list>
      <text:p text:style-name="P1"><text:tab/></text:p>
      <text:list xml:id="list913049024" text:continue-numbering="true" text:style-name="L1">
        <text:list-item>
          <text:p text:style-name="P11">Object_Work_Types<text:span text:style-name="T38"> {</text:span><text:span text:style-name="T39">id_type</text:span><text:span text:style-name="T38">, type, termsource, termsourceID}</text:span></text:p>
        </text:list-item>
      </text:list>
      <text:p text:style-name="P1"><text:tab/>Correspondente à categoria <text:span text:style-name="T37">Object/Work Type</text:span><text:span text:style-name="T38">. Esta </text:span><text:span text:style-name="Strong_20_Emphasis"><text:span text:style-name="T38">tabela</text:span></text:span><text:span text:style-name="T38"> representa um termo que identifica o tipo específico de objeto ou obra descrita.</text:span></text:p>
      <text:p text:style-name="P3"/>
      <text:p text:style-name="P3"><text:tab/>Atributos:</text:p>
      <text:list xml:id="list2142797296" text:style-name="L2">
        <text:list-item>
          <text:p text:style-name="P16"><text:span text:style-name="T33">id_type:</text:span><text:span text:style-name="T34"> </text:span><text:span text:style-name="T34">é chave primária, já que identifica univocamente cada tipo. Inteiro que é auto incrementado;</text:span></text:p>
        </text:list-item>
        <text:list-item>
          <text:p text:style-name="P16"><text:soft-page-break/><text:span text:style-name="T33">type:</text:span><text:span text:style-name="T34"> string que representa um termo <text:s/>que identifica o tipo específico de objeto ou obra descrita.</text:span></text:p>
        </text:list-item>
        <text:list-item>
          <text:p text:style-name="P12"><text:span text:style-name="T35">termsource: </text:span><text:span text:style-name="T34">string que identifica a fonte do termo.</text:span></text:p>
        </text:list-item>
        <text:list-item>
          <text:p text:style-name="P16"><text:span text:style-name="T33">termsourceID:</text:span><text:span text:style-name="T34"> string que representa o identificador do termo na fonte.</text:span></text:p>
        </text:list-item>
      </text:list>
      <text:p text:style-name="P5"/>
      <text:list xml:id="list657640815" text:continue-list="list913049024" text:style-name="L1">
        <text:list-item>
          <text:p text:style-name="P9"><text:span text:style-name="T37">Object_Work_Titles {</text:span><text:span text:style-name="T40">id_object_Work_Titles</text:span><text:span text:style-name="T37">, title, pref, type, lang, langtermsource, </text:span><text:span text:style-name="T24">Object_Work_Record</text:span><text:span text:style-name="T37">}</text:span></text:p>
          <text:p text:style-name="P7"><text:span text:style-name="T1">Correspondente à categoria </text:span><text:span text:style-name="T14">Titles or Names</text:span><text:span text:style-name="T1">. Esta </text:span><text:span text:style-name="Strong_20_Emphasis"><text:span text:style-name="T16">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1945779250" text:style-name="L3">
        <text:list-item>
          <text:p text:style-name="P17"><text:span text:style-name="T42">id_object_Work_Titles:</text:span><text:span text:style-name="T43"> </text:span><text:span text:style-name="T34">é chave primária, já que identifica univocamente cada título. Inteiro que é auto incrementado;</text:span></text:p>
        </text:list-item>
        <text:list-item>
          <text:p text:style-name="P17"><text:span text:style-name="T42">title:</text:span><text:span text:style-name="T43"> string que identifica os títulos ou nomes dados a uma obra de arte, arquitetura, cultura material.</text:span></text:p>
        </text:list-item>
        <text:list-item>
          <text:p text:style-name="P18"><text:span text:style-name="T37">pref:</text:span><text:span text:style-name="T38"> string que representa uma indicação de um título ser o preferido da obra ou não.</text:span></text:p>
        </text:list-item>
        <text:list-item>
          <text:p text:style-name="P18"><text:span text:style-name="T37">type: </text:span><text:span text:style-name="T38">string que representa o tipo do título ou nome atribuído a uma obra.</text:span></text:p>
        </text:list-item>
        <text:list-item>
          <text:p text:style-name="P18"><text:span text:style-name="T37">lang:</text:span><text:span text:style-name="T38"> string que representa a língua do título ou nome.</text:span></text:p>
        </text:list-item>
        <text:list-item>
          <text:p text:style-name="P17"><text:span text:style-name="T42">langtermsource: </text:span><text:span text:style-name="T43">string que representa a fonte do termo que identifica a língua.</text:span></text:p>
        </text:list-item>
        <text:list-item>
          <text:p text:style-name="P17"><text:span text:style-name="T33">Object_Work_Record:</text:span> é chave estrangeira da tabela <text:span text:style-name="T34">Object_Work_Record</text:span>. Inteiro que identifica a obra.</text:p>
        </text:list-item>
      </text:list>
      <text:list xml:id="list1811055651" text:continue-list="list657640815" text:style-name="L1">
        <text:list-item>
          <text:list>
            <text:list-header>
              <text:p text:style-name="P11"/>
            </text:list-header>
          </text:list>
        </text:list-item>
        <text:list-item>
          <text:p text:style-name="P9"><text:span text:style-name="T37">SourceTitles</text:span><text:span text:style-name="T38"> {</text:span><text:span text:style-name="T39">id_sourceTitles</text:span><text:span text:style-name="T38">, sourceTitle}</text:span></text:p>
          <text:p text:style-name="P7"><text:span text:style-name="T16">Esta </text:span><text:span text:style-name="Strong_20_Emphasis"><text:span text:style-name="T16">tabela</text:span></text:span><text:span text:style-name="T16"> representa a fonte para o título, genericamente uma fonte publicada.</text:span></text:p>
        </text:list-item>
      </text:list>
      <text:p text:style-name="P3"/>
      <text:p text:style-name="P3"><text:tab/>Atributos:</text:p>
      <text:list xml:id="list1378034304" text:continue-list="list1945779250" text:style-name="L3">
        <text:list-item>
          <text:p text:style-name="P17"><text:span text:style-name="T40">i</text:span><text:span text:style-name="T32">d_sourceTitles</text:span><text:span text:style-name="T42">:</text:span><text:span text:style-name="T43"> </text:span><text:span text:style-name="T34">é chave primária, já que identifica univocamente cada fonte. Inteiro que é auto incrementado;</text:span></text:p>
        </text:list-item>
        <text:list-item>
          <text:p text:style-name="P17"><text:span text:style-name="T42">sourceTitle:</text:span><text:span text:style-name="T43"> string que identifica a fonte para o título, geralmente uma fonte publicada.</text:span></text:p>
        </text:list-item>
      </text:list>
      <text:list xml:id="list1589936570" text:continue-list="list1811055651" text:style-name="L1">
        <text:list-item>
          <text:list>
            <text:list-header>
              <text:p text:style-name="P11"/>
            </text:list-header>
          </text:list>
        </text:list-item>
        <text:list-item>
          <text:p text:style-name="P11">IndexingMeasurements<text:span text:style-name="T38"> {</text:span><text:span text:style-name="T39">id_indexingMeasurements</text:span><text:span text:style-name="T38">, </text:span><text:span text:style-name="T23">Object_Work_Record</text:span><text:span text:style-name="T38">}</text:span></text:p>
          <text:p text:style-name="P7"><text:span text:style-name="T16">Correspondente à categoria </text:span><text:span text:style-name="T14">Measurements</text:span><text:span text:style-name="T16">. Esta </text:span><text:span text:style-name="Strong_20_Emphasis"><text:span text:style-name="T16">tabela</text:span></text:span><text:span text:style-name="T16"> representa as dimensões, tamanho, forma, escala, formato, ou configuração de armazenamento, incluindo volume, peso, área ou tempo de execução.</text:span></text:p>
        </text:list-item>
      </text:list>
      <text:p text:style-name="P3"/>
      <text:p text:style-name="P3"><text:tab/>Atributos:</text:p>
      <text:list xml:id="list2110673521" text:style-name="L4">
        <text:list-item>
          <text:p text:style-name="P33"><text:span text:style-name="T3">id_indexingMeasurements: </text:span><text:span text:style-name="T2">é chave primária, já que identifica univocamente cada grupo de medidas. Inteiro que é auto incrementado;</text:span></text:p>
        </text:list-item>
        <text:list-item>
          <text:p text:style-name="P33"><text:span text:style-name="T3">Object_Work_Record</text:span><text:span text:style-name="T2">: é chave estrangeira da tabela Object_Work_Record. Inteiro que identifica a obra.</text:span></text:p>
        </text:list-item>
      </text:list>
      <text:list xml:id="list1307805308" text:continue-list="list1589936570" text:style-name="L1">
        <text:list-header>
          <text:p text:style-name="P27"/>
        </text:list-header>
        <text:list-item>
          <text:p text:style-name="P11">Measurements<text:span text:style-name="T38"> {</text:span><text:span text:style-name="T39">id_measurements</text:span><text:span text:style-name="T38">, value, unit, type, </text:span><text:span text:style-name="T23">IndexingMeasurement</text:span><text:span text:style-name="T38">}</text:span></text:p>
          <text:p text:style-name="P7"><text:span text:style-name="T16">Correspondente às categorias </text:span><text:span text:style-name="T37">Dimensions Type</text:span>, <text:span text:style-name="T14">Dimensions Value</text:span><text:span text:style-name="T16"> e</text:span><text:span text:style-name="T1"> </text:span><text:span text:style-name="T14">Dimensions Unit</text:span><text:span text:style-name="T15">. </text:span><text:span text:style-name="T16">Esta </text:span><text:span text:style-name="Strong_20_Emphasis"><text:span text:style-name="T16">tabela</text:span></text:span><text:span text:style-name="T16"> representa as dimensões ou outras medidas de outros aspetos de uma obra.</text:span></text:p>
        </text:list-item>
      </text:list>
      <text:p text:style-name="P3"><text:tab/></text:p>
      <text:p text:style-name="P3"><text:tab/>Atributos:</text:p>
      <text:list xml:id="list300283079" text:continue-list="list2110673521" text:style-name="L4">
        <text:list-item>
          <text:p text:style-name="P33"><text:soft-page-break/><text:span text:style-name="T3">id_measurements: </text:span><text:span text:style-name="T2">é chave primária, já que identifica univocamente cada grupo de medidas. Inteiro que é auto incrementado;</text:span></text:p>
        </text:list-item>
        <text:list-item>
          <text:p text:style-name="P33"><text:span text:style-name="T3">value:</text:span><text:span text:style-name="T2"> string que representa o valor numérico de uma dimensão em específico de uma obra;</text:span></text:p>
        </text:list-item>
        <text:list-item>
          <text:p text:style-name="P33"><text:span text:style-name="T3">unit:</text:span><text:span text:style-name="T2"> string que representa unidade de medida usada;</text:span></text:p>
        </text:list-item>
        <text:list-item>
          <text:p text:style-name="P33"><text:span text:style-name="T3">type:</text:span><text:span text:style-name="T2"> string que representa o tipo de dimensão de uma área em específico ou parte de uma obra.</text:span></text:p>
        </text:list-item>
        <text:list-item>
          <text:p text:style-name="P33"><text:span text:style-name="T3">Object_Work_Record</text:span><text:span text:style-name="T2">: é chave estrangeira da tabela Object_Work_Record. Inteiro que identifica a obra.</text:span></text:p>
        </text:list-item>
      </text:list>
      <text:p text:style-name="P6"/>
      <text:list xml:id="list391858494" text:continue-list="list1307805308" text:style-name="L1">
        <text:list-item>
          <text:p text:style-name="P11">QualifierMeasurements<text:span text:style-name="T38"> {</text:span><text:span text:style-name="T39">id_qualifierMeasurements</text:span><text:span text:style-name="T38">, qualifierMeasurement}</text:span></text:p>
          <text:p text:style-name="P7"><text:span text:style-name="T1">Correspondente à categoria </text:span><text:span text:style-name="T37">Dimensions Qualifier</text:span><text:span text:style-name="T1">. Esta </text:span><text:span text:style-name="Strong_20_Emphasis"><text:span text:style-name="T16">tabela</text:span></text:span><text:span text:style-name="T1"> representa uma palavra ou frase que elabora na natureza da obra quando necessário, tal como quando as medidas são próximas.</text:span></text:p>
        </text:list-item>
      </text:list>
      <text:p text:style-name="P1"/>
      <text:p text:style-name="P1"><text:tab/>Atributos:</text:p>
      <text:list xml:id="list1926466024" text:style-name="L5">
        <text:list-item>
          <text:p text:style-name="P34"><text:span text:style-name="T19">id_qualifierMeasurements:</text:span><text:span text:style-name="T20"> </text:span><text:span text:style-name="T2">é chave primária, já que identifica univocamente cada qualificador. Inteiro que é auto incrementado;</text:span></text:p>
        </text:list-item>
        <text:list-item>
          <text:p text:style-name="P34"><text:span text:style-name="T19">qualifierMeasurement:</text:span><text:span text:style-name="T20"> string que representa uma palavra ou frase que elabora na natureza da obra quando necessário, tal como quando as medidas são próximas.</text:span></text:p>
        </text:list-item>
      </text:list>
      <text:p text:style-name="P19"/>
      <text:list xml:id="list1341797110" text:continue-list="list391858494" text:style-name="L1">
        <text:list-item>
          <text:p text:style-name="P9"><text:span text:style-name="T37">IndexingMaterialsTech</text:span><text:span text:style-name="T38"> {</text:span><text:span text:style-name="T39">id_indexingMaterialsTech</text:span><text:span text:style-name="T38">, type, </text:span><text:span text:style-name="T23">Object_Work_Record</text:span><text:span text:style-name="T38">}</text:span></text:p>
          <text:p text:style-name="P7"><text:span text:style-name="T16">Correspondente à categoria </text:span><text:span text:style-name="Strong_20_Emphasis"><text:span text:style-name="T37">Materials/Techniques</text:span></text:span><text:span text:style-name="T16">. Esta </text:span><text:span text:style-name="Strong_20_Emphasis"><text:span text:style-name="T16">tabela</text:span></text:span><text:span text:style-name="T16"> representa materiais e técnicas indexadas com termos controlados para pesquisa.</text:span></text:p>
        </text:list-item>
      </text:list>
      <text:p text:style-name="P3"/>
      <text:p text:style-name="P3"><text:tab/>Atributos:</text:p>
      <text:list xml:id="list631804770" text:style-name="L6">
        <text:list-item>
          <text:p text:style-name="P35"><text:span text:style-name="T19">id_indexingMaterialsTech:</text:span><text:span text:style-name="T20"> </text:span><text:span text:style-name="T2">é chave primária, já que identifica univocamente cada grupo de materiais. Inteiro que é auto incrementado;</text:span></text:p>
        </text:list-item>
        <text:list-item>
          <text:p text:style-name="P22">type:<text:span text:style-name="T38"> string que representa o papel que indica se os termos se referem a um meio ou um suporte para materiais, ou a uma técnica ou utensílio.</text:span></text:p>
        </text:list-item>
        <text:list-item>
          <text:p text:style-name="P35"><text:span text:style-name="T3">Object_Work_Record:</text:span><text:span text:style-name="T9"> </text:span><text:span text:style-name="T2">é chave estrangeira da tabela Object_Work_Record. Inteiro que identifica a obra.</text:span></text:p>
        </text:list-item>
      </text:list>
      <text:p text:style-name="P3"/>
      <text:list xml:id="list109460837" text:continue-list="list1341797110" text:style-name="L1">
        <text:list-item>
          <text:p text:style-name="P11">TermMaterialsTech<text:span text:style-name="T38"> {</text:span><text:span text:style-name="T39">id_termMaterialsTech</text:span><text:span text:style-name="T38">, termMaterialsTech, termsource, termsourceID}</text:span></text:p>
          <text:p text:style-name="P7"><text:span text:style-name="T16">Correspondente à categoria </text:span><text:span text:style-name="T42">Materials/Techniques Description</text:span><text:span text:style-name="T16">. Esta </text:span><text:span text:style-name="Strong_20_Emphasis"><text:span text:style-name="T16">tabela</text:span></text:span><text:span text:style-name="T16"> representa </text:span><text:span text:style-name="T20">um termo que indexa um material ou técnica.</text:span></text:p>
          <text:p text:style-name="P20"/>
          <text:p text:style-name="P20">Atributos:</text:p>
          <text:list>
            <text:list-item>
              <text:p text:style-name="P7"><text:span text:style-name="T19">id_termMaterialsTech:</text:span><text:span text:style-name="T20"> </text:span><text:span text:style-name="T2">é chave primária, já que identifica univocamente cada termo. Inteiro que é auto incrementado;</text:span></text:p>
            </text:list-item>
            <text:list-item>
              <text:p text:style-name="P7"><text:span text:style-name="T19">termMaterialsTech:</text:span><text:span text:style-name="T20"> string que representa um termo que indexa um material ou técnica</text:span></text:p>
            </text:list-item>
            <text:list-item>
              <text:p text:style-name="P7"><text:span text:style-name="T19">termsource:</text:span><text:span text:style-name="T20"> </text:span><text:span text:style-name="T2">string que identifica a fonte do termo.</text:span></text:p>
            </text:list-item>
            <text:list-item>
              <text:p text:style-name="P23"><text:span text:style-name="T29">termsourceID:</text:span><text:span text:style-name="T30"> string que representa o identificador do termo na fonte.</text:span></text:p>
            </text:list-item>
          </text:list>
          <text:p text:style-name="P27"/>
        </text:list-item>
        <text:list-item>
          <text:p text:style-name="P11">ExtentMaterialsTech<text:span text:style-name="T38"> {</text:span><text:span text:style-name="T39">id_extentMaterialsTech</text:span><text:span text:style-name="T38">, extentMaterialsTech, </text:span><text:span text:style-name="T23">IndexingMaterialsTech</text:span><text:span text:style-name="T38">}</text:span></text:p>
          <text:p text:style-name="P7"><text:span text:style-name="T1">Correspondente à categoria </text:span><text:span text:style-name="T37">Materials/Techniques Extent</text:span><text:span text:style-name="T1">. Esta </text:span><text:span text:style-name="Strong_20_Emphasis"><text:span text:style-name="T16">tabela</text:span></text:span><text:span text:style-name="T1"> representa uma explicação da parte da obra à qual os materiais ou técnicas se aplicam.</text:span></text:p>
        </text:list-item>
      </text:list>
      <text:p text:style-name="P1"/>
      <text:p text:style-name="P1"><text:tab/>Atributos:</text:p>
      <text:list xml:id="list282925477" text:style-name="L7">
        <text:list-item>
          <text:p text:style-name="P36"><text:soft-page-break/><text:span text:style-name="T19">id_extentMaterialsTech:</text:span><text:span text:style-name="T20"> </text:span><text:span text:style-name="T2">é chave primária, já que identifica univocamente cada explicação. Inteiro que é auto incrementado;</text:span></text:p>
        </text:list-item>
        <text:list-item>
          <text:p text:style-name="P36"><text:span text:style-name="T19">extentMaterialsTech:</text:span><text:span text:style-name="T20"> string que representa uma explicação da parte da obra à qual os materiais ou técnicas se aplicam.</text:span></text:p>
        </text:list-item>
        <text:list-item>
          <text:p text:style-name="P36"><text:span text:style-name="T3">IndexingMaterialsTech:</text:span><text:span text:style-name="T9"> </text:span><text:span text:style-name="T2">é chave estrangeira da tabela IndexingMaterialsTech. Inteiro que identifica o material/técnica.</text:span></text:p>
        </text:list-item>
      </text:list>
      <text:p text:style-name="P28"/>
      <text:list xml:id="list1722601148" text:continue-list="list109460837" text:style-name="L1">
        <text:list-item>
          <text:p text:style-name="P7"><text:span text:style-name="T14">ConservationTreatmentHistory</text:span><text:span text:style-name="T16"> {</text:span><text:span text:style-name="T5">id_conservationTreatmentHistory</text:span><text:span text:style-name="T16">, </text:span><text:span text:style-name="T11">treatmentDate</text:span><text:span text:style-name="T16">, </text:span><text:span text:style-name="T11">Object_Work_Record</text:span><text:span text:style-name="T16">}</text:span></text:p>
          <text:p text:style-name="P7"><text:span text:style-name="T16">Correspondente à categoria </text:span><text:span text:style-name="T14">Conservation</text:span><text:span text:style-name="Strong_20_Emphasis"><text:span text:style-name="T14">/Treatment History</text:span></text:span><text:span text:style-name="T16">. Esta </text:span><text:span text:style-name="Strong_20_Emphasis"><text:span text:style-name="T16">tabela</text:span></text:span><text:span text:style-name="T16"> representa o histórico dos procedimentos ou ações a que uma obra foi sujeita para repará-la, conservá-la ou estabilizá-la.</text:span></text:p>
        </text:list-item>
      </text:list>
      <text:p text:style-name="P3"><text:tab/></text:p>
      <text:p text:style-name="P3"><text:tab/>Atributos:</text:p>
      <text:list xml:id="list1850964130" text:style-name="L8">
        <text:list-item>
          <text:p text:style-name="P37"><text:span text:style-name="T3">id_conservationTreatmentHistory:</text:span><text:span text:style-name="T2"> é chave primária, já que identifica univocamente cada procedimento. Inteiro que é auto incrementado;</text:span></text:p>
        </text:list-item>
        <text:list-item>
          <text:p text:style-name="P37"><text:span text:style-name="T3">treatmentDate:</text:span><text:span text:style-name="T2"> é chave estrangeira da tabela TreatmentDates. Inteiro que identifica a data de tratamento.</text:span></text:p>
        </text:list-item>
        <text:list-item>
          <text:p text:style-name="P37"><text:span text:style-name="T3">Object_Work_Record:</text:span><text:span text:style-name="T2"> é chave estrangeira da tabela Object_Work_Record. Inteiro que identifica a obra.</text:span></text:p>
          <text:p text:style-name="P31"/>
        </text:list-item>
      </text:list>
      <text:list xml:id="list1055420165" text:continue-list="list1722601148" text:style-name="L1">
        <text:list-item>
          <text:p text:style-name="P11">TreatmentTypes<text:span text:style-name="T38"> {</text:span><text:span text:style-name="T39">id_treatmentTypes</text:span><text:span text:style-name="T38">, treatmentType}</text:span></text:p>
        </text:list-item>
      </text:list>
      <text:p text:style-name="P2"><text:span text:style-name="T38"><text:tab/>Correspondente à categoria </text:span><text:span text:style-name="Strong_20_Emphasis"><text:span text:style-name="T37">Treatment Type</text:span></text:span><text:span text:style-name="T38">. Esta </text:span><text:span text:style-name="Strong_20_Emphasis"><text:span text:style-name="T38">tabela</text:span></text:span><text:span text:style-name="T38"> representa o nome do tratamento de conservação ou procedimento de restauração técnica/científica realizado na obra.</text:span></text:p>
      <text:p text:style-name="P3"/>
      <text:p text:style-name="P3"><text:tab/>Atributos:</text:p>
      <text:list xml:id="list334316986" text:style-name="L9">
        <text:list-item>
          <text:p text:style-name="P38"><text:span text:style-name="T19">id_treatmentTypes</text:span><text:span text:style-name="T20">:</text:span><text:span text:style-name="T19"> </text:span><text:span text:style-name="T2">é chave primária, já que identifica univocamente cada nome. Inteiro que é auto incrementado;</text:span></text:p>
        </text:list-item>
        <text:list-item>
          <text:p text:style-name="P38"><text:span text:style-name="T19">treatmentType:</text:span><text:span text:style-name="T20"> string que representa o nome do tratamento de conservação ou procedimento de restauração técnica/científica realizado na obra.</text:span></text:p>
          <text:p text:style-name="P38"/>
        </text:list-item>
      </text:list>
      <text:list xml:id="list914644519" text:continue-list="list1055420165" text:style-name="L1">
        <text:list-item>
          <text:p text:style-name="P11">ConservationTreatmentDescriptions<text:span text:style-name="T38"> {</text:span><text:span text:style-name="T39">id_conservationTreatmentDescriptions</text:span><text:span text:style-name="T38">, ConservationTreatmentDescription, </text:span><text:span text:style-name="T26">ConservationTreatmentHistory</text:span><text:span text:style-name="T38">}</text:span></text:p>
          <text:p text:style-name="P7"><text:span text:style-name="T16">Correspondente à categoria </text:span><text:span text:style-name="T14">Conservation</text:span><text:span text:style-name="Strong_20_Emphasis"><text:span text:style-name="T14">/Treatment Description</text:span></text:span><text:span text:style-name="T16">. Esta </text:span><text:span text:style-name="Strong_20_Emphasis"><text:span text:style-name="T16">tabela</text:span></text:span><text:span text:style-name="T16"> representa uma descrição em prosa de procedimentos ou ações a que uma obra foi sujeita para repará-la, conservá-la ou estabilizá-la.</text:span></text:p>
        </text:list-item>
      </text:list>
      <text:p text:style-name="P3"/>
      <text:p text:style-name="P3"><text:tab/>Atributos:</text:p>
      <text:list xml:id="list1366483501" text:style-name="L10">
        <text:list-item>
          <text:p text:style-name="P39"><text:span text:style-name="T19">id_conservationTreatmentDescriptions:</text:span><text:span text:style-name="T20"> </text:span><text:span text:style-name="T2">é chave primária, já que identifica univocamente cada descrição. Inteiro que é auto incrementado;</text:span></text:p>
        </text:list-item>
        <text:list-item>
          <text:p text:style-name="P39"><text:span text:style-name="T19">ConservationTreatmentDescription: </text:span><text:span text:style-name="T20">string que representa uma descrição em prosa de procedimentos ou ações a que uma obra foi sujeita para repará-la, conservá-la ou estabilizá-la. </text:span></text:p>
        </text:list-item>
        <text:list-item>
          <text:p text:style-name="P39"><text:span text:style-name="T3">ConservationTreatmentHistory:</text:span><text:span text:style-name="T9"> </text:span><text:span text:style-name="T2">é chave estrangeira da tabela ConservationTreatmentHistory. Inteiro que identifica o histórico.</text:span></text:p>
          <text:p text:style-name="P29"/>
        </text:list-item>
      </text:list>
      <text:list xml:id="list1874733364" text:continue-list="list914644519" text:style-name="L1">
        <text:list-item>
          <text:p text:style-name="P11">TreatmentDates<text:span text:style-name="T38"> {</text:span><text:span text:style-name="T39">id_treatmentDates</text:span><text:span text:style-name="T38">, treatmentDate, </text:span><text:span text:style-name="T23">earliestDate</text:span><text:span text:style-name="T38">, </text:span><text:span text:style-name="T26">latestDate</text:span><text:span text:style-name="T38">}</text:span></text:p>
          <text:p text:style-name="P11"><text:span text:style-name="T38">Correspondente à categoria </text:span><text:span text:style-name="Strong_20_Emphasis"><text:span text:style-name="T37">Treatment Date</text:span></text:span><text:span text:style-name="T38">. Esta </text:span><text:span text:style-name="Strong_20_Emphasis"><text:span text:style-name="T38">tabela</text:span></text:span><text:span text:style-name="T38"> representa a data em que um </text:span><text:soft-page-break/><text:span text:style-name="T38">determinado procedimento ou tratamento se realizou.</text:span></text:p>
        </text:list-item>
      </text:list>
      <text:p text:style-name="P3"/>
      <text:p text:style-name="P3"><text:tab/>Atributos:</text:p>
      <text:list xml:id="list1009010616" text:style-name="L11">
        <text:list-item>
          <text:p text:style-name="P40"><text:span text:style-name="T19">id_treatmentDates:</text:span><text:span text:style-name="T20"> </text:span><text:span text:style-name="T2">é chave primária, já que identifica univocamente cada data. Inteiro que é auto incrementado;</text:span></text:p>
        </text:list-item>
        <text:list-item>
          <text:p text:style-name="P40"><text:span text:style-name="T19">treatmentDate: </text:span><text:span text:style-name="T20">string que representa a data em que um determinado procedimento ou tratamento se realizou.</text:span></text:p>
        </text:list-item>
        <text:list-item>
          <text:p text:style-name="P40"><text:span text:style-name="T3">earliestDate:</text:span><text:span text:style-name="T2"> é chave estrangeira da tabela EarliestDates. Inteiro que identifica a data inferior.</text:span></text:p>
        </text:list-item>
        <text:list-item>
          <text:p text:style-name="P40"><text:span text:style-name="T3">latestDate:</text:span><text:span text:style-name="T2"> é chave estrangeira da tabela LatestDates. Inteiro que identifica a data mais posterior.</text:span></text:p>
        </text:list-item>
      </text:list>
      <text:p text:style-name="P6"/>
      <text:list xml:id="list1708356656" text:continue-list="list1874733364" text:style-name="L1">
        <text:list-item>
          <text:p text:style-name="P11">EarliestDates<text:span text:style-name="T38"> {</text:span><text:span text:style-name="T39">id_earliestDate</text:span><text:span text:style-name="T38">, earliestDate, termsource}</text:span></text:p>
        </text:list-item>
      </text:list>
      <text:p text:style-name="P2"><text:span text:style-name="T38"><text:tab/>Correspondente à categoria </text:span>Earliest<text:span text:style-name="Strong_20_Emphasis"><text:span text:style-name="T37"> Date</text:span></text:span><text:span text:style-name="T38">. Esta </text:span><text:span text:style-name="Strong_20_Emphasis"><text:span text:style-name="T38">tabela</text:span></text:span><text:span text:style-name="T38"> representa um ano que amplamente delimita o início de um espaço de tempo entre datas.</text:span></text:p>
      <text:p text:style-name="P3"/>
      <text:p text:style-name="P3"><text:tab/>Atributos:</text:p>
      <text:list xml:id="list1795184960" text:style-name="L12">
        <text:list-item>
          <text:p text:style-name="P41"><text:span text:style-name="T19">id_earliestDate: </text:span><text:span text:style-name="T2">é chave primária, já que identifica univocamente cada ano. Inteiro que é auto incrementado;</text:span></text:p>
        </text:list-item>
        <text:list-item>
          <text:p text:style-name="P41"><text:span text:style-name="T19">earliestDate:</text:span><text:span text:style-name="T20"> string que representa um ano que amplamente delimita o início de um espaço de tempo entre datas.</text:span></text:p>
        </text:list-item>
        <text:list-item>
          <text:p text:style-name="P41"><text:span text:style-name="T19">termsource:</text:span><text:span text:style-name="T20"> </text:span><text:span text:style-name="T2">string que identifica a fonte do termo.</text:span></text:p>
        </text:list-item>
      </text:list>
      <text:p text:style-name="P3"/>
      <text:list xml:id="list1507214989" text:continue-list="list1708356656" text:style-name="L1">
        <text:list-item>
          <text:p text:style-name="P9"><text:span text:style-name="T37">LatestDates</text:span><text:span text:style-name="T38">{</text:span><text:span text:style-name="T39">id_latestDate</text:span><text:span text:style-name="T38">, latestDate, termsource}</text:span></text:p>
        </text:list-item>
      </text:list>
      <text:p text:style-name="P1"><text:span text:style-name="T38"><text:tab/>Correspondente à categoria </text:span><text:span text:style-name="Strong_20_Emphasis"><text:span text:style-name="T37">Latest Date</text:span></text:span><text:span text:style-name="T38">. Esta </text:span><text:span text:style-name="Strong_20_Emphasis"><text:span text:style-name="T38">tabela</text:span></text:span><text:span text:style-name="T38"> representa um ano que amplamente delimita o final de um espaço de tempo entre datas.</text:span></text:p>
      <text:p text:style-name="P3"/>
      <text:p text:style-name="P3"><text:tab/>Atributos:</text:p>
      <text:list xml:id="list1559525840" text:continue-list="list1795184960" text:style-name="L12">
        <text:list-item>
          <text:p text:style-name="P41"><text:span text:style-name="T19">id_latestDate: </text:span><text:span text:style-name="T2">é chave primária, já que identifica univocamente cada ano. Inteiro que é auto incrementado;</text:span></text:p>
        </text:list-item>
        <text:list-item>
          <text:p text:style-name="P41"><text:span text:style-name="T19">latestDate:</text:span><text:span text:style-name="T20"> string que representa um ano que amplamente delimita o final de um espaço de tempo entre datas.</text:span></text:p>
        </text:list-item>
        <text:list-item>
          <text:p text:style-name="P41"><text:span text:style-name="T19">termsource:</text:span><text:span text:style-name="T20"> </text:span><text:span text:style-name="T2">string que identifica a fonte do termo.</text:span></text:p>
        </text:list-item>
      </text:list>
      <text:p text:style-name="P6"/>
      <text:list xml:id="list1815256213" text:continue-list="list1507214989" text:style-name="L1">
        <text:list-item>
          <text:p text:style-name="P11">IndexingCreators<text:span text:style-name="T38"> {</text:span><text:span text:style-name="T39">id_indexingCreators</text:span><text:span text:style-name="T38">, genderCreator}</text:span></text:p>
          <text:p text:style-name="P11"><text:span text:style-name="T38">Correspondente à categoria </text:span><text:span text:style-name="Strong_20_Emphasis"><text:span text:style-name="T37">Creator Descritpion</text:span></text:span><text:span text:style-name="T38">. Esta </text:span><text:span text:style-name="Strong_20_Emphasis"><text:span text:style-name="T38">tabela</text:span></text:span><text:span text:style-name="T38"> representa os criadores de uma obra.</text:span></text:p>
        </text:list-item>
      </text:list>
      <text:p text:style-name="P3"/>
      <text:p text:style-name="P3"><text:tab/>Atributos:</text:p>
      <text:list xml:id="list1155860158" text:style-name="L13">
        <text:list-item>
          <text:p text:style-name="P42"><text:span text:style-name="T19">id_indexingCreators:</text:span><text:span text:style-name="T20"> </text:span><text:span text:style-name="T2">é chave primária, já que identifica univocamente cada criador. Inteiro que é auto incrementado;</text:span></text:p>
        </text:list-item>
        <text:list-item>
          <text:p text:style-name="P24">genderCreator:<text:span text:style-name="T38"> string que identifica o sexo do criador.</text:span></text:p>
        </text:list-item>
      </text:list>
      <text:p text:style-name="P19"/>
      <text:list xml:id="list2058960173" text:continue-list="list1815256213" text:style-name="L1">
        <text:list-item>
          <text:p text:style-name="P11">NamesCreator<text:span text:style-name="T38"> {</text:span><text:span text:style-name="T39">id_namesCreator</text:span><text:span text:style-name="T38">, nameCreator, type, termsource, termsourceID}</text:span></text:p>
        </text:list-item>
      </text:list>
      <text:p text:style-name="P2"><text:span text:style-name="T38"><text:tab/>Correspondente à categoria </text:span><text:span text:style-name="Strong_20_Emphasis"><text:span text:style-name="T37">Creator Descritpion</text:span></text:span><text:span text:style-name="T38">. Esta </text:span><text:span text:style-name="Strong_20_Emphasis"><text:span text:style-name="T38">tabela</text:span></text:span><text:span text:style-name="T38"> representa os nomes, alcunhas ou outros identificadores de um indivíduo, grupo de pessoas, firma ou outra entidade que contribuiu para o desenho, criação, produção, manufatura ou alteração da obra.</text:span></text:p>
      <text:p text:style-name="P3"/>
      <text:p text:style-name="P3"><text:soft-page-break/><text:tab/>Atributos:</text:p>
      <text:list xml:id="list1675280702" text:style-name="L14">
        <text:list-item>
          <text:p text:style-name="P43"><text:span text:style-name="T19">id_namesCreator: </text:span><text:span text:style-name="T2">é chave primária, já que identifica univocamente cada nome. Inteiro que é auto incrementado;</text:span></text:p>
        </text:list-item>
        <text:list-item>
          <text:p text:style-name="P43"><text:span text:style-name="T19">nameCreator: </text:span><text:span text:style-name="T20">string que representa os nomes, alcunhas ou outros identificadores de um indivíduo, grupo de pessoas, firma ou outra entidade que contribuiu para o desenho, criação, produção, manufatura ou alteração da obra.</text:span></text:p>
        </text:list-item>
        <text:list-item>
          <text:p text:style-name="P25">type:<text:span text:style-name="T38"> string que identifica se o nome corresponde a uma pessoa singular ou coletiva.</text:span></text:p>
        </text:list-item>
        <text:list-item>
          <text:p text:style-name="P43"><text:span text:style-name="T19">termsource: </text:span><text:span text:style-name="T2">string que identifica a fonte do nome.</text:span></text:p>
        </text:list-item>
        <text:list-item>
          <text:p text:style-name="P43"><text:span text:style-name="T19">termsourceID:</text:span><text:span text:style-name="T20"> </text:span><text:span text:style-name="T2">string que representa o identificador do nome na fonte.</text:span></text:p>
        </text:list-item>
      </text:list>
      <text:p text:style-name="P3"><text:tab/><text:tab/></text:p>
      <text:list xml:id="list1540159656" text:continue-list="list2058960173" text:style-name="L1">
        <text:list-item>
          <text:p text:style-name="P11">SourceNamesCreator<text:span text:style-name="T38"> {</text:span><text:span text:style-name="T39">id_sourceNamesCreator</text:span><text:span text:style-name="T38">, sourceNameCreator}</text:span></text:p>
        </text:list-item>
      </text:list>
      <text:p text:style-name="P2"><text:span text:style-name="T38"><text:tab/>Esta </text:span><text:span text:style-name="Strong_20_Emphasis"><text:span text:style-name="T38">tabela</text:span></text:span><text:span text:style-name="T38"> representa a fonte para o nome, genericamente uma fonte publicada.</text:span></text:p>
      <text:p text:style-name="P3"/>
      <text:p text:style-name="P3"><text:tab/>Atributos:</text:p>
      <text:list xml:id="list1154366377" text:continue-list="list1378034304" text:style-name="L3">
        <text:list-item>
          <text:p text:style-name="P32"><text:span text:style-name="T19">i</text:span><text:span text:style-name="T3">d_sourceNamesCreator</text:span><text:span text:style-name="T19">:</text:span><text:span text:style-name="T20"> </text:span><text:span text:style-name="T2">é chave primária, já que identifica univocamente cada fonte. Inteiro que é auto incrementado;</text:span></text:p>
        </text:list-item>
        <text:list-item>
          <text:p text:style-name="P32"><text:span text:style-name="T19">sourceNameCreator:</text:span><text:span text:style-name="T20"> string que identifica a fonte para o nome, geralmente uma fonte publicada.</text:span></text:p>
        </text:list-item>
      </text:list>
      <text:p text:style-name="P3"/>
      <text:list xml:id="list2119971958" text:continue-list="list1540159656" text:style-name="L1">
        <text:list-item>
          <text:p text:style-name="P11">NationalitiesCreator<text:span text:style-name="T38"> {</text:span><text:span text:style-name="T39">id_nationalitiesCreator</text:span><text:span text:style-name="T38">, nationalitycreator}</text:span></text:p>
        </text:list-item>
      </text:list>
      <text:p text:style-name="P2"><text:span text:style-name="T38"><text:tab/>Correspondente à categoria </text:span><text:span text:style-name="Strong_20_Emphasis"><text:span text:style-name="T37">Creator Descritpion</text:span></text:span><text:span text:style-name="T38">. Esta </text:span><text:span text:style-name="Strong_20_Emphasis"><text:span text:style-name="T38">tabela</text:span></text:span><text:span text:style-name="T38"> representa a afiliação nacional ou cultural da pessoa singular ou coletiva.</text:span></text:p>
      <text:p text:style-name="P3"/>
      <text:p text:style-name="P3"><text:tab/>Atributos:</text:p>
      <text:list xml:id="list223397499" text:continue-list="list1155860158" text:style-name="L13">
        <text:list-item>
          <text:p text:style-name="P42"><text:span text:style-name="T19">id_nationalitiesCreator:</text:span><text:span text:style-name="T20"> </text:span><text:span text:style-name="T2">é chave primária, já que identifica univocamente cada nacionalidade. Inteiro que é auto incrementado;</text:span></text:p>
        </text:list-item>
        <text:list-item>
          <text:p text:style-name="P42"><text:span text:style-name="T19">nationalitycreator</text:span><text:span text:style-name="T20">: string que representa a afiliação nacional ou cultural da pessoa singular ou coletiva.</text:span></text:p>
          <text:p text:style-name="P21"/>
        </text:list-item>
      </text:list>
      <text:list xml:id="list1585418615" text:continue-list="list2119971958" text:style-name="L1">
        <text:list-item>
          <text:p text:style-name="P11">vitalDatesCreator<text:span text:style-name="T38"> {</text:span><text:span text:style-name="T39">id_vitalDatesCreator</text:span><text:span text:style-name="T38">, vitalDatesCreator, birthDate, deathDate, termSource, </text:span><text:span text:style-name="T23">IndexingCreator</text:span><text:span text:style-name="T38">}</text:span></text:p>
        </text:list-item>
      </text:list>
      <text:p text:style-name="P2"><text:tab/><text:span text:style-name="T38">Correspondente à categoria </text:span><text:span text:style-name="Strong_20_Emphasis"><text:span text:style-name="T37">Creator Descritpion</text:span></text:span><text:span text:style-name="T38">. Esta </text:span><text:span text:style-name="Strong_20_Emphasis"><text:span text:style-name="T38">tabela</text:span></text:span><text:span text:style-name="T38"> representa uma descrição do tempo de vida da pessoa singular ou da existência da pessoa coletiva.</text:span></text:p>
      <text:p text:style-name="P3"/>
      <text:p text:style-name="P3"><text:tab/>Atributos:</text:p>
      <text:list xml:id="list1219138414" text:continue-list="list1675280702" text:style-name="L14">
        <text:list-item>
          <text:p text:style-name="P43"><text:span text:style-name="T19">id_vitalDatesCreator: </text:span><text:span text:style-name="T2">é chave primária, já que identifica univocamente cada descrição. Inteiro que é auto incrementado;</text:span></text:p>
        </text:list-item>
        <text:list-item>
          <text:p text:style-name="P43"><text:span text:style-name="T19">vitalDatesCreator: </text:span><text:span text:style-name="T20">string que representa uma descrição do tempo de vida da pessoa singular ou da existência da pessoa coletiva.</text:span></text:p>
        </text:list-item>
        <text:list-item>
          <text:p text:style-name="P43"><text:span text:style-name="T19">birthDate:</text:span><text:span text:style-name="T20"> string que identifica o ano de nascimento do criador.</text:span></text:p>
        </text:list-item>
        <text:list-item>
          <text:p text:style-name="P43"><text:span text:style-name="T19">deathDate:</text:span><text:span text:style-name="T20"> string que identifica o ano de morte do criador.</text:span></text:p>
        </text:list-item>
        <text:list-item>
          <text:p text:style-name="P43"><text:span text:style-name="T19">termsource: </text:span><text:span text:style-name="T2">string que identifica a fonte do termo.</text:span></text:p>
        </text:list-item>
        <text:list-item>
          <text:p text:style-name="P43"><text:span text:style-name="T3">IndexingCreator</text:span><text:span text:style-name="T19">:</text:span><text:span text:style-name="T20"> </text:span><text:span text:style-name="T2">é chave estrangeira da tabela IndexingCreators. Inteiro que identifica o criador.</text:span></text:p>
        </text:list-item>
      </text:list>
      <text:p text:style-name="P2"/>
      <text:list xml:id="list1956437265" text:continue-list="list1585418615" text:style-name="L1">
        <text:list-item>
          <text:p text:style-name="P11">CreatorRoles<text:span text:style-name="T38"> {</text:span><text:span text:style-name="T39">id_rolesCreator</text:span><text:span text:style-name="T38">, roleCreator, termsource, termsourceID}</text:span></text:p>
        </text:list-item>
      </text:list>
      <text:p text:style-name="P2"><text:span text:style-name="T38"><text:tab/>Correspondente à categoria </text:span><text:span text:style-name="Strong_20_Emphasis"><text:span text:style-name="T37">Creator Descritpion</text:span></text:span><text:span text:style-name="T38">. Esta </text:span><text:span text:style-name="Strong_20_Emphasis"><text:span text:style-name="T38">tabela</text:span></text:span><text:span text:style-name="T38"> representa o papel do criador ou </text:span><text:soft-page-break/><text:span text:style-name="T38">outro agente na criação ou produção da obra.</text:span></text:p>
      <text:p text:style-name="P3"/>
      <text:p text:style-name="P3"><text:tab/>Atributos:</text:p>
      <text:list xml:id="list410367995" text:continue-list="list1219138414" text:style-name="L14">
        <text:list-item>
          <text:p text:style-name="P43"><text:span text:style-name="T19">id_rolesCreator: </text:span><text:span text:style-name="T2">é chave primária, já que identifica univocamente cada papel. Inteiro que é auto incrementado;</text:span></text:p>
        </text:list-item>
        <text:list-item>
          <text:p text:style-name="P43"><text:span text:style-name="T19">roleCreator: </text:span><text:span text:style-name="T20">string que representa o papel do criador ou outro agente na criação ou produção da obra.</text:span></text:p>
        </text:list-item>
        <text:list-item>
          <text:p text:style-name="P43"><text:span text:style-name="T19">termsource: </text:span><text:span text:style-name="T2">string que identifica a fonte do papel.</text:span></text:p>
        </text:list-item>
        <text:list-item>
          <text:p text:style-name="P43"><text:span text:style-name="T19">termsourceID:</text:span><text:span text:style-name="T20"> </text:span><text:span text:style-name="T2">string que representa o identificador do papel na fonte.</text:span></text:p>
        </text:list-item>
      </text:list>
      <text:p text:style-name="P6"/>
      <text:list xml:id="list763129576" text:continue-list="list1956437265" text:style-name="L1">
        <text:list-item>
          <text:p text:style-name="P9"><text:span text:style-name="T37">Styles</text:span><text:span text:style-name="T38"> {</text:span><text:span text:style-name="T39">id_styles</text:span><text:span text:style-name="T38">, style, termsource, termsourceID}</text:span></text:p>
        </text:list-item>
      </text:list>
      <text:p text:style-name="P1"><text:span text:style-name="T38"><text:tab/>Correspondente à categoria </text:span><text:span text:style-name="Strong_20_Emphasis"><text:span text:style-name="T37">Styles/Periods Indexing Terms</text:span></text:span><text:span text:style-name="T38">. Esta </text:span><text:span text:style-name="Strong_20_Emphasis"><text:span text:style-name="T38">tabela</text:span></text:span><text:span text:style-name="T38"> representa o termo que identifica estilo, período artístico ou histórico, movimento, grupo ou escola cujas características estão representadas na obra.</text:span></text:p>
      <text:p text:style-name="P3"/>
      <text:p text:style-name="P3"><text:tab/>Atributos:</text:p>
      <text:list xml:id="list1450168141" text:continue-list="list410367995" text:style-name="L14">
        <text:list-item>
          <text:p text:style-name="P43"><text:span text:style-name="T19">id_styles: </text:span><text:span text:style-name="T2">é chave primária, já que identifica univocamente cada estilo. Inteiro que é auto incrementado;</text:span></text:p>
        </text:list-item>
        <text:list-item>
          <text:p text:style-name="P43"><text:span text:style-name="T19">style: </text:span><text:span text:style-name="T20">string que representa o termo que identifica estilo, período artístico ou histórico, movimento, grupo ou escola cujas características estão representadas na obra.</text:span></text:p>
        </text:list-item>
        <text:list-item>
          <text:p text:style-name="P43"><text:span text:style-name="T19">termsource: </text:span><text:span text:style-name="T2">string que identifica a fonte do estilo.</text:span></text:p>
        </text:list-item>
        <text:list-item>
          <text:p text:style-name="P43"><text:span text:style-name="T19">termsourceID:</text:span><text:span text:style-name="T20"> </text:span><text:span text:style-name="T2">string que representa o identificador do estilo na fonte.</text:span></text:p>
        </text:list-item>
      </text:list>
      <text:p text:style-name="P3"/>
      <text:list xml:id="list2007729356" text:continue-list="list763129576" text:style-name="L1">
        <text:list-item>
          <text:p text:style-name="P9"><text:span text:style-name="T37">Cultures </text:span><text:span text:style-name="T38">{</text:span><text:span text:style-name="T39">id_cultures</text:span><text:span text:style-name="T38">, culture, termsource, termsourceID}</text:span></text:p>
        </text:list-item>
      </text:list>
      <text:p text:style-name="P1"><text:span text:style-name="T38"><text:tab/>Correspondente à categoria </text:span><text:span text:style-name="Strong_20_Emphasis"><text:span text:style-name="T37">Object/Work Culture</text:span></text:span><text:span text:style-name="T38">. Esta </text:span><text:span text:style-name="Strong_20_Emphasis"><text:span text:style-name="T38">tabela</text:span></text:span><text:span text:style-name="T38"> representa o nome da cultura, povo, ou nacionalidade da qual a obra é originária.</text:span></text:p>
      <text:p text:style-name="P3"/>
      <text:p text:style-name="P3"><text:tab/>Atributos:</text:p>
      <text:list xml:id="list897007365" text:continue-list="list1450168141" text:style-name="L14">
        <text:list-item>
          <text:p text:style-name="P43"><text:span text:style-name="T19">id_cultures: </text:span><text:span text:style-name="T2">é chave primária, já que identifica univocamente cada cultura. Inteiro que é auto incrementado;</text:span></text:p>
        </text:list-item>
        <text:list-item>
          <text:p text:style-name="P43"><text:span text:style-name="T19">culture: </text:span><text:span text:style-name="T20">string que representa o nome da cultura, povo, ou nacionalidade da qual a obra é originária.</text:span></text:p>
        </text:list-item>
        <text:list-item>
          <text:p text:style-name="P43"><text:span text:style-name="T19">termsource: </text:span><text:span text:style-name="T2">string que identifica a fonte da cultura.</text:span></text:p>
        </text:list-item>
        <text:list-item>
          <text:p text:style-name="P43"><text:span text:style-name="T19">termsourceID:</text:span><text:span text:style-name="T20"> </text:span><text:span text:style-name="T2">string que representa o identificador da cultura na fonte.</text:span></text:p>
        </text:list-item>
      </text:list>
      <text:p text:style-name="P3"/>
      <text:list xml:id="list194198296" text:continue-list="list2007729356" text:style-name="L1">
        <text:list-item>
          <text:p text:style-name="P11">IndexingDates<text:span text:style-name="T38"> {</text:span><text:span text:style-name="T31">id_indexingDates</text:span><text:span text:style-name="T38">, dateQualifier, </text:span><text:span text:style-name="T23">earliestDate</text:span><text:span text:style-name="T38">, </text:span><text:span text:style-name="T23">latestDate</text:span><text:span text:style-name="T38">, </text:span><text:span text:style-name="T23">Object_Work_Record</text:span><text:span text:style-name="T38">}</text:span></text:p>
        </text:list-item>
      </text:list>
      <text:p text:style-name="P2"><text:span text:style-name="T38"><text:tab/>Correspondente à categoria </text:span><text:span text:style-name="Strong_20_Emphasis"><text:span text:style-name="T37">Creation Date</text:span></text:span><text:span text:style-name="T38">. Esta </text:span><text:span text:style-name="Strong_20_Emphasis"><text:span text:style-name="T38">tabela</text:span></text:span><text:span text:style-name="T38"> representa um conjunto de anos que delimitam a duração da criação e produção da obra.</text:span></text:p>
      <text:p text:style-name="P3"/>
      <text:p text:style-name="P3"><text:tab/>Atributos:</text:p>
      <text:list xml:id="list496351302" text:continue-list="list631804770" text:style-name="L6">
        <text:list-item>
          <text:p text:style-name="P35"><text:span text:style-name="T19">id_</text:span><text:span text:style-name="T3">indexingDates</text:span><text:span text:style-name="T19">:</text:span><text:span text:style-name="T20"> </text:span><text:span text:style-name="T2">é chave primária, já que identifica univocamente cada conjunto de anos. Inteiro que é auto incrementado;</text:span></text:p>
        </text:list-item>
        <text:list-item>
          <text:p text:style-name="P35"><text:span text:style-name="T19">dateQualifier:</text:span><text:span text:style-name="T20"> string que representa uma esclarecimento do significado da data.</text:span></text:p>
        </text:list-item>
        <text:list-item>
          <text:p text:style-name="P35"><text:span text:style-name="T3">earliestDate:</text:span><text:span text:style-name="T2"> é chave estrangeira da tabela EarliestDates. Inteiro que identifica a data inferior.</text:span></text:p>
        </text:list-item>
        <text:list-item>
          <text:p text:style-name="P35"><text:span text:style-name="T3">latestDate:</text:span><text:span text:style-name="T2"> é chave estrangeira da tabela LatestDates. Inteiro que identifica a data mais </text:span><text:soft-page-break/><text:span text:style-name="T2">posterior.</text:span></text:p>
        </text:list-item>
        <text:list-item>
          <text:p text:style-name="P35"><text:span text:style-name="T3">Object_Work_Record:</text:span><text:span text:style-name="T9"> </text:span><text:span text:style-name="T2">é chave estrangeira da tabela Object_Work_Record. Inteiro que identifica a obra.</text:span></text:p>
        </text:list-item>
      </text:list>
      <text:p text:style-name="P3"><text:tab/></text:p>
      <text:list xml:id="list539044147" text:continue-list="list194198296" text:style-name="L1">
        <text:list-item>
          <text:p text:style-name="P11">CreationPlaces<text:span text:style-name="T38"> {</text:span><text:span text:style-name="T39">id_creationPlaces</text:span><text:span text:style-name="T38">, creationPlace, termsource, termsourceID, placeQualifier, </text:span><text:span text:style-name="T23">Object_Work_Record</text:span><text:span text:style-name="T38">}</text:span></text:p>
        </text:list-item>
      </text:list>
      <text:p text:style-name="P2"><text:span text:style-name="T38"><text:tab/>Correspondente à categoria </text:span>Creation Place<text:span text:style-name="Strong_20_Emphasis"><text:span text:style-name="T37">/Orignal Location</text:span></text:span><text:span text:style-name="T38">. Esta </text:span><text:span text:style-name="Strong_20_Emphasis"><text:span text:style-name="T38">tabela</text:span></text:span><text:span text:style-name="T38"> representa a localização onde a criação, desenho ou produção da obra ou os seus componentes se realizou, ou a localização original da obra.</text:span></text:p>
      <text:p text:style-name="P3"/>
      <text:p text:style-name="P3"><text:tab/>Atributos:</text:p>
      <text:list xml:id="list1550697380" text:continue-list="list897007365" text:style-name="L14">
        <text:list-item>
          <text:p text:style-name="P43"><text:span text:style-name="T19">id_creationPlaces: </text:span><text:span text:style-name="T2">é chave primária, já que identifica univocamente cada localização. Inteiro que é auto incrementado;</text:span></text:p>
        </text:list-item>
        <text:list-item>
          <text:p text:style-name="P43"><text:span text:style-name="T19">creationPlace: </text:span><text:span text:style-name="T20">string que representa a localização onde a criação, desenho ou produção da obra ou os seus componentes se realizou, ou a localização original da obra.</text:span></text:p>
        </text:list-item>
        <text:list-item>
          <text:p text:style-name="P43"><text:span text:style-name="T19">termsource: </text:span><text:span text:style-name="T2">string que identifica a fonte da localização.</text:span></text:p>
        </text:list-item>
        <text:list-item>
          <text:p text:style-name="P43"><text:span text:style-name="T19">termsourceID:</text:span><text:span text:style-name="T20"> </text:span><text:span text:style-name="T2">string que representa o identificador da localização na fonte.</text:span></text:p>
        </text:list-item>
        <text:list-item>
          <text:p text:style-name="P13"><text:span text:style-name="T35">placeQualifier:</text:span><text:span text:style-name="T34"> string que representa um esclarecimento do significado do lugar ou localização.</text:span></text:p>
        </text:list-item>
        <text:list-item>
          <text:p text:style-name="P13"><text:span text:style-name="T35">Object_Work_Record:</text:span><text:span text:style-name="T26"> </text:span><text:span text:style-name="T34">é chave estrangeira da tabela Object_Work_Record. Inteiro que identifica a obra.</text:span></text:p>
        </text:list-item>
      </text:list>
      <text:p text:style-name="P3"/>
      <text:list xml:id="list2064752652" text:continue-list="list539044147" text:style-name="L1">
        <text:list-item>
          <text:p text:style-name="P11">Provenance<text:span text:style-name="T38"> {</text:span><text:span text:style-name="T39">id_provenance</text:span><text:span text:style-name="T38">, provenanceDescription, cost, legalStatus, </text:span><text:span text:style-name="T23">Object_Work_Record</text:span><text:span text:style-name="T38">, </text:span><text:span text:style-name="T23">Owner</text:span><text:span text:style-name="T38">, </text:span><text:span text:style-name="T23">ownershipDate</text:span><text:span text:style-name="T38">, </text:span><text:span text:style-name="T23">OwnershipPlace</text:span><text:span text:style-name="T38">}</text:span></text:p>
        </text:list-item>
      </text:list>
      <text:p text:style-name="P2"><text:span text:style-name="T38"><text:tab/>Correspondente à categoria </text:span>Ownership<text:span text:style-name="Strong_20_Emphasis"><text:span text:style-name="T37">/Collecting History</text:span></text:span><text:span text:style-name="T38">. Esta </text:span><text:span text:style-name="Strong_20_Emphasis"><text:span text:style-name="T38">tabela</text:span></text:span><text:span text:style-name="T38"> representa a proveniência ou história dos proprietários de uma obra de arte, obra arquitetónica ou grupo desde a sua criação até ao presente.</text:span></text:p>
      <text:p text:style-name="P3"/>
      <text:p text:style-name="P3"><text:tab/>Atributos:</text:p>
      <text:list xml:id="list1825314235" text:continue-list="list1550697380" text:style-name="L14">
        <text:list-item>
          <text:p text:style-name="P43"><text:span text:style-name="T19">id_provenance: </text:span><text:span text:style-name="T2">é chave primária, já que identifica univocamente cada proveniência. Inteiro que é auto incrementado;</text:span></text:p>
        </text:list-item>
        <text:list-item>
          <text:p text:style-name="P43"><text:span text:style-name="T19">provenanceDescription: </text:span><text:span text:style-name="T20">string que representa uma descrição em prosa da proveniência ou história dos proprietários de uma obra de arte, obra arquitetónica ou grupo.</text:span></text:p>
        </text:list-item>
        <text:list-item>
          <text:p text:style-name="P43"><text:span text:style-name="T19">cost: </text:span><text:span text:style-name="T2">string que representa o valor monetário de uma obra numa determinada moeda na altura da transferência de propriedade.</text:span></text:p>
        </text:list-item>
        <text:list-item>
          <text:p text:style-name="P43"><text:span text:style-name="T19">legalStatus:</text:span><text:span text:style-name="T20"> </text:span><text:span text:style-name="T2">string que representa o estatuto jurídico da obra.</text:span></text:p>
        </text:list-item>
        <text:list-item>
          <text:p text:style-name="P43"><text:span text:style-name="T3">Object_Work_Record:</text:span><text:span text:style-name="T9"> </text:span><text:span text:style-name="T2">é chave estrangeira da tabela Object_Work_Record. Inteiro que identifica a obra.</text:span><text:span text:style-name="T16"><text:tab/></text:span></text:p>
        </text:list-item>
        <text:list-item>
          <text:p text:style-name="P43"><text:span text:style-name="T7">Owner:</text:span><text:span text:style-name="T8"> </text:span><text:span text:style-name="T2">é chave estrangeira da tabela Owners. Inteiro que identifica o proprietário.</text:span></text:p>
        </text:list-item>
        <text:list-item>
          <text:p text:style-name="P43"><text:span text:style-name="T3">OwnershipDate:</text:span><text:span text:style-name="T2"> é chave estrangeira da tabela OwnershipDates. Inteiro que identifica o período de posse da obra.</text:span></text:p>
        </text:list-item>
        <text:list-item>
          <text:p text:style-name="P43"><text:span text:style-name="T3">OwnershipPlace:</text:span><text:span text:style-name="T2"> é chave estrangeira da tabela OwnershipPlaces. Inteiro que identifica a localização da obra durante a posse.</text:span></text:p>
          <text:p text:style-name="P13"><text:span text:style-name="T30"/></text:p>
        </text:list-item>
      </text:list>
      <text:list xml:id="list1829445238" text:continue-list="list2064752652" text:style-name="L1">
        <text:list-item>
          <text:p text:style-name="P11">TransferModes<text:span text:style-name="T38"> {</text:span><text:span text:style-name="T39">id_transferMode</text:span><text:span text:style-name="T38">, transferMode, </text:span><text:span text:style-name="T23">Provenance</text:span><text:span text:style-name="T38">}</text:span></text:p>
        </text:list-item>
      </text:list>
      <text:p text:style-name="P2"><text:span text:style-name="T38"><text:tab/>Correspondente à categoria </text:span><text:span text:style-name="Strong_20_Emphasis"><text:span text:style-name="T37">Transfer Mode</text:span></text:span><text:span text:style-name="T38">. Esta </text:span><text:span text:style-name="Strong_20_Emphasis"><text:span text:style-name="T38">tabela</text:span></text:span><text:span text:style-name="T38"> representa o meio (modo de transferência) pelo qual uma obra entrou na coleção de uma pessoa singular ou coletiva.</text:span></text:p>
      <text:p text:style-name="P3"><text:soft-page-break/></text:p>
      <text:p text:style-name="P3"><text:tab/>Atributos:</text:p>
      <text:list xml:id="list287592277" text:continue-list="list1825314235" text:style-name="L14">
        <text:list-item>
          <text:p text:style-name="P43"><text:span text:style-name="T19">id_transferMode: </text:span><text:span text:style-name="T2">é chave primária, já que identifica univocamente cada modo de transferência. Inteiro que é auto incrementado;</text:span></text:p>
        </text:list-item>
        <text:list-item>
          <text:p text:style-name="P43"><text:span text:style-name="T19">transferMode: </text:span><text:span text:style-name="T20">string que representa o meio (modo de transferência) pelo qual uma obra entrou na coleção de uma pessoa singular ou coletiva.</text:span></text:p>
        </text:list-item>
        <text:list-item>
          <text:p text:style-name="P43"><text:span text:style-name="T3">Provenance</text:span><text:span text:style-name="T2">:</text:span><text:span text:style-name="T9"> </text:span><text:span text:style-name="T2">é chave estrangeira da tabela Provenance. Inteiro que identifica a proveniência.</text:span></text:p>
        </text:list-item>
      </text:list>
      <text:p text:style-name="P2"><text:span text:style-name="T38"/></text:p>
      <text:list xml:id="list998092476" text:continue-list="list1829445238" text:style-name="L1">
        <text:list-item>
          <text:p text:style-name="P11">Owners<text:span text:style-name="T38"> {</text:span><text:span text:style-name="T39">id_owner</text:span><text:span text:style-name="T43">, owner</text:span><text:span text:style-name="T38">, termsource, termsourceID, </text:span><text:span text:style-name="T23">OwnerRolesid_ownerRole</text:span><text:span text:style-name="T38">}</text:span></text:p>
        </text:list-item>
      </text:list>
      <text:p text:style-name="P2"><text:span text:style-name="T38"><text:tab/>Correspondente à categoria </text:span>Owner<text:span text:style-name="Strong_20_Emphasis"><text:span text:style-name="T37">/Agent</text:span></text:span><text:span text:style-name="T38">. Esta </text:span><text:span text:style-name="Strong_20_Emphasis"><text:span text:style-name="T38">tabela</text:span></text:span><text:span text:style-name="T38"> representa o nome de uma pessoa singular ou coletiva que era proprietária ou estava na posse da obra, ou serviu como agente na sua transferência entre proprietários.</text:span></text:p>
      <text:p text:style-name="P3"/>
      <text:p text:style-name="P3"><text:tab/>Atributos:</text:p>
      <text:list xml:id="list1917370854" text:continue-list="list287592277" text:style-name="L14">
        <text:list-item>
          <text:p text:style-name="P43"><text:span text:style-name="T19">id_owner: </text:span><text:span text:style-name="T2">é chave primária, já que identifica univocamente cada nome. Inteiro que é auto incrementado;</text:span></text:p>
        </text:list-item>
        <text:list-item>
          <text:p text:style-name="P43"><text:span text:style-name="T19">owner: </text:span><text:span text:style-name="T20">string que representa o nome de uma pessoa singular ou coletiva que era proprietária ou estava na posse da obra, ou serviu como agente na sua transferência entre proprietários.</text:span></text:p>
        </text:list-item>
        <text:list-item>
          <text:p text:style-name="P43"><text:span text:style-name="T19">termsource: </text:span><text:span text:style-name="T2">string que identifica a fonte do nome.</text:span></text:p>
        </text:list-item>
        <text:list-item>
          <text:p text:style-name="P43"><text:span text:style-name="T19">termsourceID:</text:span><text:span text:style-name="T20"> </text:span><text:span text:style-name="T2">string que representa o identificador do nome na fonte.</text:span></text:p>
        </text:list-item>
        <text:list-item>
          <text:p text:style-name="P43"><text:span text:style-name="T3">OwnerRolesid_ownerRole</text:span><text:span text:style-name="T2">:</text:span><text:span text:style-name="T9"> </text:span><text:span text:style-name="T2">é chave estrangeira da tabela OwnerRoles. Inteiro que identifica o papel do proprietário.</text:span></text:p>
        </text:list-item>
      </text:list>
      <text:p text:style-name="P2"><text:span text:style-name="T38"/></text:p>
      <text:list xml:id="list1988658205" text:continue-list="list998092476" text:style-name="L1">
        <text:list-item>
          <text:p text:style-name="P11">OwnerRoles<text:span text:style-name="T38"> {</text:span><text:span text:style-name="T39">id_ownerRole</text:span><text:span text:style-name="T38">, ownerRole, termsource, termsourceID}</text:span></text:p>
        </text:list-item>
      </text:list>
      <text:p text:style-name="P2"><text:span text:style-name="T38"><text:tab/>Correspondente à categoria </text:span>Owner<text:span text:style-name="Strong_20_Emphasis"><text:span text:style-name="T37">/Agent Role</text:span></text:span><text:span text:style-name="T38">. Esta </text:span><text:span text:style-name="Strong_20_Emphasis"><text:span text:style-name="T38">tabela</text:span></text:span><text:span text:style-name="T38"> representa o papel desempenhado por uma pessoa singular ou coletiva no que diz respeito à propriedade, posse ou transferência de proprietário da obra.</text:span></text:p>
      <text:p text:style-name="P3"/>
      <text:p text:style-name="P3"><text:tab/>Atributos:</text:p>
      <text:list xml:id="list2031977420" text:continue-list="list1917370854" text:style-name="L14">
        <text:list-item>
          <text:p text:style-name="P43"><text:span text:style-name="T19">id_ownerRole: </text:span><text:span text:style-name="T2">é chave primária, já que identifica univocamente cada papel. Inteiro que é auto incrementado;</text:span></text:p>
        </text:list-item>
        <text:list-item>
          <text:p text:style-name="P43"><text:span text:style-name="T19">ownerRole: </text:span><text:span text:style-name="T20">string que representa o papel desempenhado por uma pessoa singular ou coletiva no que diz respeito à propriedade, posse ou transferência de proprietário da obra.</text:span></text:p>
        </text:list-item>
        <text:list-item>
          <text:p text:style-name="P43"><text:span text:style-name="T19">termsource: </text:span><text:span text:style-name="T2">string que identifica a fonte do papel.</text:span></text:p>
        </text:list-item>
        <text:list-item>
          <text:p text:style-name="P43"><text:span text:style-name="T19">termsourceID:</text:span><text:span text:style-name="T20"> </text:span><text:span text:style-name="T2">string que representa o identificador do papel na fonte.</text:span></text:p>
        </text:list-item>
      </text:list>
      <text:p text:style-name="P2"><text:span text:style-name="T38"/></text:p>
      <text:list xml:id="list662996505" text:continue-list="list1988658205" text:style-name="L1">
        <text:list-item>
          <text:p text:style-name="P11">OwnershipDates<text:span text:style-name="T38"> {</text:span><text:span text:style-name="T39">id_ownershipDate</text:span><text:span text:style-name="T38">, ownershipDate, </text:span><text:span text:style-name="T23">earliestDate</text:span><text:span text:style-name="T38">, </text:span><text:span text:style-name="T26">latestDate</text:span><text:span text:style-name="T38">}</text:span></text:p>
        </text:list-item>
      </text:list>
      <text:p text:style-name="P2"><text:span text:style-name="T38"><text:tab/>Correspondente à categoria </text:span>Ownership<text:span text:style-name="Strong_20_Emphasis"><text:span text:style-name="T37"> Date</text:span></text:span><text:span text:style-name="T38">. Esta </text:span><text:span text:style-name="Strong_20_Emphasis"><text:span text:style-name="T38">tabela</text:span></text:span><text:span text:style-name="T38"> representa o período de tempo durante o qual pertenceu ou estava na posse de determinado proprietário ou agente.</text:span></text:p>
      <text:p text:style-name="P3"/>
      <text:p text:style-name="P3"><text:tab/>Atributos:</text:p>
      <text:list xml:id="list1694372700" text:continue-list="list496351302" text:style-name="L6">
        <text:list-item>
          <text:p text:style-name="P35"><text:span text:style-name="T19">id_</text:span><text:span text:style-name="T3">ownershipDate</text:span><text:span text:style-name="T19">:</text:span><text:span text:style-name="T20"> </text:span><text:span text:style-name="T2">é chave primária, já que identifica univocamente cada período de tempo;</text:span></text:p>
        </text:list-item>
        <text:list-item>
          <text:p text:style-name="P35"><text:span text:style-name="T19">ownershipDate:</text:span><text:span text:style-name="T20"> string que representa o período de tempo durante o qual pertenceu ou estava na posse de determinado proprietário ou agente.</text:span></text:p>
        </text:list-item>
        <text:list-item>
          <text:p text:style-name="P35"><text:soft-page-break/><text:span text:style-name="T3">earliestDate:</text:span><text:span text:style-name="T2"> é chave estrangeira da tabela EarliestDates. Inteiro que identifica a data inferior.</text:span></text:p>
        </text:list-item>
        <text:list-item>
          <text:p text:style-name="P35"><text:span text:style-name="T3">latestDate:</text:span><text:span text:style-name="T2"> é chave estrangeira da tabela LatestDates. Inteiro que identifica a data mais posterior.</text:span></text:p>
        </text:list-item>
      </text:list>
      <text:p text:style-name="P2"><text:span text:style-name="T38"/></text:p>
      <text:list xml:id="list1571315207" text:continue-list="list662996505" text:style-name="L1">
        <text:list-item>
          <text:p text:style-name="P11">OwnershipPlaces<text:span text:style-name="T38"> {</text:span><text:span text:style-name="T39">id_ownershipPlaces</text:span><text:span text:style-name="T38">, ownershipPlace, termsource, termsourceID}</text:span></text:p>
        </text:list-item>
      </text:list>
      <text:p text:style-name="P2"><text:span text:style-name="T38"><text:tab/>Correspondente à categoria </text:span>Owner<text:span text:style-name="Strong_20_Emphasis"><text:span text:style-name="T37">ship Place</text:span></text:span><text:span text:style-name="T38">. Esta </text:span><text:span text:style-name="Strong_20_Emphasis"><text:span text:style-name="T38">tabela</text:span></text:span><text:span text:style-name="T38"> representa o local onde a obra estava alojada aquando da posse por determinado proprietário.</text:span></text:p>
      <text:p text:style-name="P3"/>
      <text:p text:style-name="P3"><text:tab/>Atributos:</text:p>
      <text:list xml:id="list2148676273" text:continue-list="list2031977420" text:style-name="L14">
        <text:list-item>
          <text:p text:style-name="P43"><text:span text:style-name="T19">id_ownershipPlaces: </text:span><text:span text:style-name="T2">é chave primária, já que identifica univocamente cada local. Inteiro que é auto incrementado;</text:span></text:p>
        </text:list-item>
        <text:list-item>
          <text:p text:style-name="P43"><text:span text:style-name="T19">ownershipPlace: </text:span><text:span text:style-name="T20">string que representa o local onde a obra estava alojada aquando da posse por determinado proprietário.</text:span></text:p>
        </text:list-item>
        <text:list-item>
          <text:p text:style-name="P43"><text:span text:style-name="T19">termsource: </text:span><text:span text:style-name="T2">string que identifica a fonte do do local.</text:span></text:p>
        </text:list-item>
        <text:list-item>
          <text:p text:style-name="P43"><text:span text:style-name="T19">termsourceID:</text:span><text:span text:style-name="T20"> </text:span><text:span text:style-name="T2">string que representa o identificador do local na fonte.</text:span></text:p>
        </text:list-item>
      </text:list>
      <text:p text:style-name="P2"><text:span text:style-name="T38"/></text:p>
      <text:list xml:id="list1084879672" text:continue-list="list1571315207" text:style-name="L1">
        <text:list-item>
          <text:p text:style-name="P9"><text:span text:style-name="T37">ExhibitionHistory </text:span><text:span text:style-name="T38">{</text:span><text:span text:style-name="T39">id_exhibitionHistory</text:span><text:span text:style-name="T38">, exhibitionDescription, exhibitionObjectLabel, remarks, </text:span><text:span text:style-name="T23">exhibitionType,</text:span><text:span text:style-name="T38"> </text:span><text:span text:style-name="T23">Object_Work_Record</text:span><text:span text:style-name="T38">}</text:span></text:p>
        </text:list-item>
      </text:list>
      <text:p text:style-name="P1"><text:span text:style-name="T38"><text:tab/>Correspondente à categoria </text:span><text:span text:style-name="T37">Exhibition</text:span><text:span text:style-name="Strong_20_Emphasis"><text:span text:style-name="T37">/Loan History</text:span></text:span><text:span text:style-name="T38">. Esta </text:span><text:span text:style-name="Strong_20_Emphasis"><text:span text:style-name="T38">tabela</text:span></text:span><text:span text:style-name="T38"> representa um registo histórico de uma exposição pública de uma obra.</text:span></text:p>
      <text:p text:style-name="P3"/>
      <text:p text:style-name="P3"><text:tab/>Atributos:</text:p>
      <text:list xml:id="list1217552551" text:continue-list="list2148676273" text:style-name="L14">
        <text:list-item>
          <text:p text:style-name="P43"><text:span text:style-name="T19">id_exhibitionHistory: </text:span><text:span text:style-name="T2">é chave primária, já que identifica univocamente cada exposição. Inteiro que é auto incrementado;</text:span></text:p>
        </text:list-item>
        <text:list-item>
          <text:p text:style-name="P43"><text:span text:style-name="T19">exhibitionDescription: </text:span><text:span text:style-name="T20">string que representa uma descrição incluindo o título ou nome da exposição, a sua localização e outra informação pertinente.</text:span></text:p>
        </text:list-item>
        <text:list-item>
          <text:p text:style-name="P43"><text:span text:style-name="T19">exhibitionObjectLabel: </text:span><text:span text:style-name="T2">string que representa um display que identifica a obra em exposição.</text:span></text:p>
        </text:list-item>
        <text:list-item>
          <text:p text:style-name="P43"><text:span text:style-name="T19">remarks:</text:span><text:span text:style-name="T20"> </text:span><text:span text:style-name="T2">string que representa notas adicionais ou comentários pertinentes à informação.</text:span></text:p>
        </text:list-item>
        <text:list-item>
          <text:p text:style-name="P43"><text:span text:style-name="T3">ExhibitionType:</text:span><text:span text:style-name="T2"> é chave estrangeira da tabela ExhibitionTypes. Inteiro que identifica o tipo da exposição.</text:span></text:p>
        </text:list-item>
        <text:list-item>
          <text:p text:style-name="P43"><text:span text:style-name="T3">Object_Work_Record:</text:span><text:span text:style-name="T9"> </text:span><text:span text:style-name="T2">é chave estrangeira da tabela Object_Work_Record. Inteiro que identifica a obra.</text:span><text:span text:style-name="T16"><text:tab/></text:span></text:p>
        </text:list-item>
      </text:list>
      <text:p text:style-name="P1"><text:span text:style-name="T38"/></text:p>
      <text:list xml:id="list2038617577" text:continue-list="list1084879672" text:style-name="L1">
        <text:list-item>
          <text:p text:style-name="P11">ExhibitionTitles<text:span text:style-name="T38"> {</text:span><text:span text:style-name="T39">id_exhibitionTitles</text:span><text:span text:style-name="T38">, </text:span><text:span text:style-name="T23">ExhibitionHistory</text:span><text:span text:style-name="T38">, exhibitionTitle}</text:span></text:p>
        </text:list-item>
      </text:list>
      <text:p text:style-name="P2"><text:span text:style-name="T38"><text:tab/>Correspondente à categoria </text:span>Exhibition<text:span text:style-name="Strong_20_Emphasis"><text:span text:style-name="T37"> Title or Name</text:span></text:span><text:span text:style-name="T38">. Esta </text:span><text:span text:style-name="Strong_20_Emphasis"><text:span text:style-name="T38">tabela</text:span></text:span><text:span text:style-name="T38"> representa o título ou nome das exposições tal como formuladas pela instituição organizadora.</text:span></text:p>
      <text:p text:style-name="P3"/>
      <text:p text:style-name="P3"><text:tab/>Atributos:</text:p>
      <text:list xml:id="list456020459" text:continue-list="list1217552551" text:style-name="L14">
        <text:list-item>
          <text:p text:style-name="P43"><text:span text:style-name="T19">id_exhibitionTitles: </text:span><text:span text:style-name="T2">é chave primária, já que identifica univocamente cada título. Inteiro que é auto incrementado;</text:span></text:p>
        </text:list-item>
        <text:list-item>
          <text:p text:style-name="P43"><text:span text:style-name="T19">exhibitionTitle: </text:span><text:span text:style-name="T20">string que representa o título ou nome das exposições tal como formuladas pela instituição organizadora.</text:span></text:p>
        </text:list-item>
        <text:list-item>
          <text:p text:style-name="P43"><text:span text:style-name="T3">ExhibitionHistory:</text:span><text:span text:style-name="T9"> </text:span><text:span text:style-name="T2">é chave estrangeira da tabela ExhibitionHistory. Inteiro que identifica a exposição.</text:span></text:p>
        </text:list-item>
      </text:list>
      <text:p text:style-name="P2"><text:span text:style-name="T38"/></text:p>
      <text:list xml:id="list202900059" text:continue-list="list2038617577" text:style-name="L1">
        <text:list-item>
          <text:p text:style-name="P11"><text:soft-page-break/>ExhibitionTypes<text:span text:style-name="T38"> {</text:span><text:span text:style-name="T39">id_exhibitionTypes</text:span><text:span text:style-name="T38">, exhibitionType}</text:span></text:p>
        </text:list-item>
      </text:list>
      <text:p text:style-name="P2"><text:span text:style-name="T38"><text:tab/>Correspondente à categoria </text:span>Exhibition<text:span text:style-name="Strong_20_Emphasis"><text:span text:style-name="T37"> Type</text:span></text:span><text:span text:style-name="T38">. Esta </text:span><text:span text:style-name="Strong_20_Emphasis"><text:span text:style-name="T38">tabela</text:span></text:span><text:span text:style-name="T38"> representa uma indicação do tipo de exposição ou empréstimo.</text:span></text:p>
      <text:p text:style-name="P3"/>
      <text:p text:style-name="P3"><text:tab/>Atributos:</text:p>
      <text:list xml:id="list1989570666" text:continue-list="list456020459" text:style-name="L14">
        <text:list-item>
          <text:p text:style-name="P43"><text:span text:style-name="T19">id_exhibitionTypes: </text:span><text:span text:style-name="T2">é chave primária, já que identifica univocamente cada tipo. Inteiro que é auto incrementado;</text:span></text:p>
        </text:list-item>
        <text:list-item>
          <text:p text:style-name="P43"><text:span text:style-name="T19">exhibitionType: </text:span><text:span text:style-name="T20">string que representa uma indicação do tipo de exposição ou empréstimo.</text:span></text:p>
        </text:list-item>
      </text:list>
      <text:p text:style-name="P2"><text:span text:style-name="T38"/></text:p>
      <text:list xml:id="list657882738" text:continue-list="list202900059" text:style-name="L1">
        <text:list-item>
          <text:p text:style-name="P11">ExhibitionVenues<text:span text:style-name="T38"> {</text:span><text:span text:style-name="T39">id_exhibitionVenues</text:span><text:span text:style-name="T38">, </text:span><text:span text:style-name="T23">ExhibitionHistory</text:span><text:span text:style-name="T38">, exhibitionVenue, </text:span><text:span text:style-name="T23">ExhibitionVenueDate</text:span><text:span text:style-name="T38">}</text:span></text:p>
        </text:list-item>
      </text:list>
      <text:p text:style-name="P2"><text:span text:style-name="T38"><text:tab/>Correspondente à categoria </text:span>Exhibition<text:span text:style-name="Strong_20_Emphasis"><text:span text:style-name="T37"> Venue</text:span></text:span><text:span text:style-name="T38">. Esta </text:span><text:span text:style-name="Strong_20_Emphasis"><text:span text:style-name="T38">tabela</text:span></text:span><text:span text:style-name="T38"> representa uma apresentação dos nomes, locais e datas de quando a exposição ou obra estava em exibição.</text:span></text:p>
      <text:p text:style-name="P3"/>
      <text:p text:style-name="P3"><text:tab/>Atributos:</text:p>
      <text:list xml:id="list1766783453" text:continue-list="list1989570666" text:style-name="L14">
        <text:list-item>
          <text:p text:style-name="P43"><text:span text:style-name="T19">id_exhibitionVenues: </text:span><text:span text:style-name="T2">é chave primária, já que identifica univocamente cada apresentação. Inteiro que é auto incrementado;</text:span></text:p>
        </text:list-item>
        <text:list-item>
          <text:p text:style-name="P43"><text:span text:style-name="T19">exhibitionVenue: </text:span><text:span text:style-name="T20">string que representa uma apresentação dos nomes, locais e datas de quando a exposição ou obra estava em exibição</text:span></text:p>
        </text:list-item>
        <text:list-item>
          <text:p text:style-name="P43"><text:span text:style-name="T3">ExhibitionHistory:</text:span><text:span text:style-name="T9"> </text:span><text:span text:style-name="T2">é chave estrangeira da tabela ExhibitionHistory. Inteiro que identifica a exposição.</text:span></text:p>
        </text:list-item>
        <text:list-item>
          <text:p text:style-name="P43"><text:span text:style-name="T3">ExhibitionVenueDate: </text:span><text:span text:style-name="T2">é chave estrangeira da tabela ExhibitionVenueDates. Inteiro que identifica o período de exposição.</text:span></text:p>
        </text:list-item>
      </text:list>
      <text:p text:style-name="P2"><text:span text:style-name="T38"/></text:p>
      <text:list xml:id="list1039690211" text:continue-list="list657882738" text:style-name="L1">
        <text:list-item>
          <text:p text:style-name="P11">ExhibitionVenueNames<text:span text:style-name="T38"> {</text:span><text:span text:style-name="T39">id_exhibitionVenueNames</text:span><text:span text:style-name="T38">, exhibitionVenueName, exhibitionVenuePlace, nameTermsource, nameTermsourceID, placeTermsource, placeTermsourceID, </text:span><text:span text:style-name="T23">ExhibitionVenue</text:span><text:span text:style-name="T38">}</text:span></text:p>
        </text:list-item>
      </text:list>
      <text:p text:style-name="P2"><text:span text:style-name="T38"><text:tab/>Correspondente à categoria </text:span>Venue<text:span text:style-name="Strong_20_Emphasis"><text:span text:style-name="T37"> Name/Place</text:span></text:span><text:span text:style-name="T38">. Esta </text:span><text:span text:style-name="Strong_20_Emphasis"><text:span text:style-name="T38">tabela</text:span></text:span><text:span text:style-name="T38"> representa o nome da instituição, galeria, outra instalação e o a localização geográfica onde uma exposição teve lugar.</text:span></text:p>
      <text:p text:style-name="P3"/>
      <text:p text:style-name="P3"><text:tab/>Atributos:</text:p>
      <text:list xml:id="list445301134" text:continue-list="list1766783453" text:style-name="L14">
        <text:list-item>
          <text:p text:style-name="P43"><text:span text:style-name="T19">id_exhibitionVenueNames: </text:span><text:span text:style-name="T2">é chave primária, já que identifica univocamente cada nome. Inteiro que é auto incrementado;</text:span></text:p>
        </text:list-item>
        <text:list-item>
          <text:p text:style-name="P43"><text:span text:style-name="T19">exhibitionVenueName: </text:span><text:span text:style-name="T20">string que representa o nome da instituição, galeria ou outra instalação onde uma exposição teve lugar.</text:span></text:p>
        </text:list-item>
        <text:list-item>
          <text:p text:style-name="P43"><text:span text:style-name="T19">ExhibitionVenueName:</text:span><text:span text:style-name="T20"> string que representa a localização geográfica onde uma exposição teve lugar.</text:span></text:p>
        </text:list-item>
        <text:list-item>
          <text:p text:style-name="P43"><text:span text:style-name="T19">nameTermsource: </text:span><text:span text:style-name="T2">string que identifica a fonte do nome.</text:span></text:p>
        </text:list-item>
        <text:list-item>
          <text:p text:style-name="P43"><text:span text:style-name="T19">nameTermsourceID:</text:span><text:span text:style-name="T20"> </text:span><text:span text:style-name="T2">string que representa o identificador do nome na fonte.</text:span></text:p>
        </text:list-item>
        <text:list-item>
          <text:p text:style-name="P43"><text:span text:style-name="T19">placeTermsource: </text:span><text:span text:style-name="T2">string que identifica a fonte da localização geográfica.</text:span></text:p>
        </text:list-item>
        <text:list-item>
          <text:p text:style-name="P43"><text:span text:style-name="T3">placeTermsourceID:</text:span><text:span text:style-name="T2"> string que representa o identificador da localização geográfica na fonte.</text:span></text:p>
        </text:list-item>
        <text:list-item>
          <text:p text:style-name="P43"><text:span text:style-name="T3">ExhibitionVenue: </text:span><text:span text:style-name="T2">é chave estrangeira da tabela ExhibitionVenues. Inteiro que identifica a apresentação do nome.</text:span></text:p>
        </text:list-item>
      </text:list>
      <text:p text:style-name="P2"><text:span text:style-name="T38"/></text:p>
      <text:list xml:id="list2155616228" text:continue-list="list1039690211" text:style-name="L1">
        <text:list-item>
          <text:p text:style-name="P11">ExhibitionVenueDates<text:span text:style-name="T38"> {</text:span><text:span text:style-name="T39">id_ExhibitionVenueDate</text:span><text:span text:style-name="T38">, exhibitionVenueDate, </text:span><text:span text:style-name="T23">earliestDate</text:span><text:span text:style-name="T38">, </text:span><text:span text:style-name="T23">latestDate</text:span><text:span text:style-name="T38">}</text:span></text:p>
        </text:list-item>
      </text:list>
      <text:p text:style-name="P2"><text:span text:style-name="T38"><text:tab/>Correspondente à categoria </text:span><text:span text:style-name="Strong_20_Emphasis"><text:span text:style-name="T37">Venue Date</text:span></text:span><text:span text:style-name="T38">. Esta </text:span><text:span text:style-name="Strong_20_Emphasis"><text:span text:style-name="T38">tabela</text:span></text:span><text:span text:style-name="T38"> representa uma descrição da data ou </text:span><text:soft-page-break/><text:span text:style-name="T38">âmbito de datas de quando a obra estava em exposição numa determinada venue.</text:span></text:p>
      <text:p text:style-name="P3"/>
      <text:p text:style-name="P3"><text:tab/>Atributos:</text:p>
      <text:list xml:id="list1781284567" text:continue-list="list1694372700" text:style-name="L6">
        <text:list-item>
          <text:p text:style-name="P35"><text:span text:style-name="T19">id_</text:span><text:span text:style-name="T3">ExhibitionVenueDate</text:span><text:span text:style-name="T19">:</text:span><text:span text:style-name="T20"> </text:span><text:span text:style-name="T2">é chave primária, já que identifica univocamente cada descrição;</text:span></text:p>
        </text:list-item>
        <text:list-item>
          <text:p text:style-name="P35"><text:span text:style-name="T19">exhibitionVenueDate:</text:span><text:span text:style-name="T20"> string que representa uma descrição da data ou âmbito de datas de quando a obra estava em exposição numa determinada venue.</text:span></text:p>
        </text:list-item>
        <text:list-item>
          <text:p text:style-name="P35"><text:span text:style-name="T3">earliestDate:</text:span><text:span text:style-name="T2"> é chave estrangeira da tabela EarliestDates. Inteiro que identifica a data inferior.</text:span></text:p>
        </text:list-item>
        <text:list-item>
          <text:p text:style-name="P35"><text:span text:style-name="T3">latestDate:</text:span><text:span text:style-name="T2"> é chave estrangeira da tabela LatestDates. Inteiro que identifica a data mais posterior.</text:span></text:p>
        </text:list-item>
      </text:list>
      <text:p text:style-name="P2"><text:span text:style-name="T38"/></text:p>
      <text:list xml:id="list1873934055" text:continue-list="list2155616228" text:style-name="L1">
        <text:list-item>
          <text:p text:style-name="P11">ExhibitionOrganizers<text:span text:style-name="T38"> {</text:span><text:span text:style-name="T39">id_exhibitionOrganizer</text:span><text:span text:style-name="T38">, exhibitionOrganizerName, exhibitionOrganizerLocation, nameTermsource, nameTermsourceID, locationTermsource, locationTermsourceID, </text:span><text:span text:style-name="T23">ExhibitionHistory</text:span><text:span text:style-name="T38">}</text:span></text:p>
        </text:list-item>
      </text:list>
      <text:p text:style-name="P2"><text:span text:style-name="T38"><text:tab/>Correspondente à categoria </text:span><text:span text:style-name="Strong_20_Emphasis"><text:span text:style-name="T37">Exhibition Organizer</text:span></text:span><text:span text:style-name="T38">. Esta </text:span><text:span text:style-name="Strong_20_Emphasis"><text:span text:style-name="T38">tabela</text:span></text:span><text:span text:style-name="T38"> representa o nome e localização da pessoa ou agência responsável pela exposição ou empréstimo.</text:span></text:p>
      <text:p text:style-name="P3"/>
      <text:p text:style-name="P3"><text:tab/>Atributos:</text:p>
      <text:list xml:id="list1994326715" text:continue-list="list445301134" text:style-name="L14">
        <text:list-item>
          <text:p text:style-name="P43"><text:span text:style-name="T19">id_exhibitionOrganizer: </text:span><text:span text:style-name="T2">é chave primária, já que identifica univocamente cada nome e localização. Inteiro que é auto incrementado;</text:span></text:p>
        </text:list-item>
        <text:list-item>
          <text:p text:style-name="P43"><text:span text:style-name="T19">exhibitionOrganizerName: </text:span><text:span text:style-name="T20">string que representa o nome da pessoa ou agência responsável pela exposição ou empréstimo.</text:span></text:p>
        </text:list-item>
        <text:list-item>
          <text:p text:style-name="P43"><text:span text:style-name="T19">exhibitionOrganizerLocation: </text:span><text:span text:style-name="T20">string que representa a localização da pessoa ou agência responsável pela exposição ou empréstimo.</text:span></text:p>
        </text:list-item>
        <text:list-item>
          <text:p text:style-name="P43"><text:span text:style-name="T19">nameTermsource: </text:span><text:span text:style-name="T2">string que identifica a fonte do nome.</text:span></text:p>
        </text:list-item>
        <text:list-item>
          <text:p text:style-name="P43"><text:span text:style-name="T19">nameTermsourceID:</text:span><text:span text:style-name="T20"> </text:span><text:span text:style-name="T2">string que representa o identificador do nome na fonte.</text:span></text:p>
        </text:list-item>
        <text:list-item>
          <text:p text:style-name="P43"><text:span text:style-name="T19">locationTermsource: </text:span><text:span text:style-name="T2">string que identifica a fonte da localização geográfica.</text:span></text:p>
        </text:list-item>
        <text:list-item>
          <text:p text:style-name="P43"><text:span text:style-name="T3">locationTermsourceID:</text:span><text:span text:style-name="T2"> string que representa o identificador da localização geográfica na fonte.</text:span></text:p>
        </text:list-item>
        <text:list-item>
          <text:p text:style-name="P43"><text:span text:style-name="T3">ExhibitionHistory:</text:span><text:span text:style-name="T9"> </text:span><text:span text:style-name="T2">é chave estrangeira da tabela ExhibitionHistory. Inteiro que identifica a exposição.</text:span></text:p>
        </text:list-item>
      </text:list>
      <text:p text:style-name="P2"><text:span text:style-name="T38"/></text:p>
      <text:list xml:id="list509273063" text:continue-list="list1873934055" text:style-name="L1">
        <text:list-item>
          <text:p text:style-name="P11">Locations<text:span text:style-name="T38"> {</text:span><text:span text:style-name="T39">id_locations</text:span><text:span text:style-name="T38">, </text:span><text:span text:style-name="T23">Object_Work_Record</text:span><text:span text:style-name="T38">, </text:span><text:span text:style-name="T23">LocationName</text:span><text:span text:style-name="T38">}</text:span></text:p>
        </text:list-item>
      </text:list>
      <text:p text:style-name="P2"><text:span text:style-name="T38"><text:tab/>Correspondente à categoria </text:span><text:span text:style-name="Strong_20_Emphasis"><text:span text:style-name="T37">Current Location</text:span></text:span><text:span text:style-name="T38">. Esta </text:span><text:span text:style-name="Strong_20_Emphasis"><text:span text:style-name="T38">tabela</text:span></text:span><text:span text:style-name="T38"> representa a localização do repositório atual de uma obra.</text:span></text:p>
      <text:p text:style-name="P3"/>
      <text:p text:style-name="P3"><text:tab/>Atributos:</text:p>
      <text:list xml:id="list2046597130" text:continue-list="list1994326715" text:style-name="L14">
        <text:list-item>
          <text:p text:style-name="P43"><text:span text:style-name="T19">id_locations: </text:span><text:span text:style-name="T2">é chave primária, já que identifica univocamente cada localização. Inteiro que é auto incrementado;</text:span></text:p>
        </text:list-item>
        <text:list-item>
          <text:p text:style-name="P43"><text:span text:style-name="T3">Object_Work_Record:</text:span><text:span text:style-name="T9"> </text:span><text:span text:style-name="T2">é chave estrangeira da tabela Object_Work_Record. Inteiro que identifica a obra.</text:span></text:p>
        </text:list-item>
        <text:list-item>
          <text:p text:style-name="P43"><text:span text:style-name="T3">LocationName:</text:span><text:span text:style-name="T2"> é chave estrangeira da tabela LocationsName. Inteiro que identifica o nome da localização.</text:span></text:p>
        </text:list-item>
      </text:list>
      <text:p text:style-name="P2"><text:span text:style-name="T38"/></text:p>
      <text:list xml:id="list321659149" text:continue-list="list509273063" text:style-name="L1">
        <text:list-item>
          <text:p text:style-name="P11">LocationsName<text:span text:style-name="T38"> {</text:span><text:span text:style-name="T39">id_locationsName</text:span><text:span text:style-name="T38">, locationName, type, termsource, termsourceID, locID, locIDtype}</text:span></text:p>
        </text:list-item>
      </text:list>
      <text:p text:style-name="P2"><text:span text:style-name="T38"><text:tab/>Correspondente à categoria </text:span><text:span text:style-name="Strong_20_Emphasis"><text:span text:style-name="T37">Current Repository/ Geographic Location</text:span></text:span><text:span text:style-name="T38">. Esta </text:span><text:span text:style-name="Strong_20_Emphasis"><text:span text:style-name="T38">tabela</text:span></text:span><text:span text:style-name="T38"> representa </text:span><text:soft-page-break/><text:span text:style-name="T38">o nome do repositório que atualmente aloja a obra e a localização geográfica onde a obra se encontra.</text:span></text:p>
      <text:p text:style-name="P3"/>
      <text:p text:style-name="P3"><text:tab/>Atributos:</text:p>
      <text:list xml:id="list1026781990" text:continue-list="list2046597130" text:style-name="L14">
        <text:list-item>
          <text:p text:style-name="P43"><text:span text:style-name="T19">id_locationsName: </text:span><text:span text:style-name="T2">é chave primária, já que identifica univocamente cada nome. Inteiro que é auto incrementado;</text:span></text:p>
        </text:list-item>
        <text:list-item>
          <text:p text:style-name="P43"><text:span text:style-name="T19">locationName: </text:span><text:span text:style-name="T20">string que representa o nome do repositório que atualmente aloja a obra e a localização geográfica onde a obra se encontra.</text:span></text:p>
        </text:list-item>
        <text:list-item>
          <text:p text:style-name="P43"><text:span text:style-name="T19">type: </text:span><text:span text:style-name="T20">string que representa o tipo do repositório.</text:span></text:p>
        </text:list-item>
        <text:list-item>
          <text:p text:style-name="P43"><text:span text:style-name="T19">termsource: </text:span><text:span text:style-name="T2">string que identifica a fonte do nome.</text:span></text:p>
        </text:list-item>
        <text:list-item>
          <text:p text:style-name="P43"><text:span text:style-name="T19">termsourceID:</text:span><text:span text:style-name="T20"> </text:span><text:span text:style-name="T2">string que representa o identificador do nome na fonte.</text:span></text:p>
        </text:list-item>
        <text:list-item>
          <text:p text:style-name="P43"><text:span text:style-name="T19">locID: </text:span><text:span text:style-name="T2">string que identifica o código que identifica univocamente o repositório.</text:span></text:p>
        </text:list-item>
        <text:list-item>
          <text:p text:style-name="P43"><text:span text:style-name="T3">locIDtype:</text:span><text:span text:style-name="T2"> string que representa o tipo do identificador único do repositório.</text:span></text:p>
        </text:list-item>
      </text:list>
      <text:p text:style-name="P2"><text:span text:style-name="T38"/></text:p>
      <text:list xml:id="list1428275641" text:continue-list="list321659149" text:style-name="L1">
        <text:list-item>
          <text:p text:style-name="P11">WorkIDs<text:span text:style-name="T38"> {</text:span><text:span text:style-name="T39">id_workIDs</text:span><text:span text:style-name="T38">, workID, type, </text:span><text:span text:style-name="T23">Location</text:span><text:span text:style-name="T38">}</text:span></text:p>
        </text:list-item>
      </text:list>
      <text:p text:style-name="P2"><text:span text:style-name="T38"><text:tab/>Correspondente à categoria </text:span><text:span text:style-name="Strong_20_Emphasis"><text:span text:style-name="T37">Object/Work Label/Identification</text:span></text:span><text:span text:style-name="T38">. Esta </text:span><text:span text:style-name="Strong_20_Emphasis"><text:span text:style-name="T38">tabela</text:span></text:span><text:span text:style-name="T38"> representa qualquer identificador numérico ou alfa numérico atribuído à obra.</text:span></text:p>
      <text:p text:style-name="P3"/>
      <text:p text:style-name="P3"><text:tab/>Atributos:</text:p>
      <text:list xml:id="list217392932" text:continue-list="list1026781990" text:style-name="L14">
        <text:list-item>
          <text:p text:style-name="P43"><text:span text:style-name="T19">id_</text:span><text:span text:style-name="T3">workIDs</text:span><text:span text:style-name="T19">: </text:span><text:span text:style-name="T2">é chave primária, já que identifica univocamente cada identificador. Inteiro que é auto incrementado;</text:span></text:p>
        </text:list-item>
        <text:list-item>
          <text:p text:style-name="P43"><text:span text:style-name="T19">workID: </text:span><text:span text:style-name="T20">string que representa qualquer identificador numérico ou alfa numérico atribuído à obra.</text:span></text:p>
        </text:list-item>
        <text:list-item>
          <text:p text:style-name="P43"><text:span text:style-name="T19">type: </text:span><text:span text:style-name="T20">string que representa o tipo do identificador.</text:span></text:p>
        </text:list-item>
        <text:list-item>
          <text:p text:style-name="P43"><text:span text:style-name="T3">Location:</text:span><text:span text:style-name="T2"> é chave estrangeira da tabela Locations. Inteiro que identifica a localização do repositório.</text:span></text:p>
        </text:list-item>
      </text:list>
      <text:p text:style-name="P2"><text:span text:style-name="T38"/></text:p>
      <text:list xml:id="list683077356" text:continue-list="list1428275641" text:style-name="L1">
        <text:list-item>
          <text:p text:style-name="P11">IndexingSubjects<text:span text:style-name="T38"> {</text:span><text:span text:style-name="T39">id_indexingSubjects</text:span><text:span text:style-name="T38">, type, extentSubject, </text:span><text:span text:style-name="T23">Object_Work_Record</text:span><text:span text:style-name="T38">}</text:span></text:p>
        </text:list-item>
      </text:list>
      <text:p text:style-name="P2"><text:span text:style-name="T38"><text:tab/>Correspondente à categoria </text:span><text:span text:style-name="Strong_20_Emphasis"><text:span text:style-name="T37">Subject Matter</text:span></text:span><text:span text:style-name="T38">. Esta </text:span><text:span text:style-name="Strong_20_Emphasis"><text:span text:style-name="T38">tabela</text:span></text:span><text:span text:style-name="T38"> representa um conjunto de termos que refletem o que é descrito na obra e pela obra.</text:span></text:p>
      <text:p text:style-name="P3"/>
      <text:p text:style-name="P3"><text:tab/>Atributos:</text:p>
      <text:list xml:id="list1088702010" text:continue-list="list1781284567" text:style-name="L6">
        <text:list-item>
          <text:p text:style-name="P35"><text:span text:style-name="T19">id_</text:span><text:span text:style-name="T3">indexingSubjects</text:span><text:span text:style-name="T19">:</text:span><text:span text:style-name="T20"> </text:span><text:span text:style-name="T2">é chave primária, já que identifica univocamente cada conjunto de termos. Inteiro que é auto incrementado;</text:span></text:p>
        </text:list-item>
        <text:list-item>
          <text:p text:style-name="P35"><text:span text:style-name="T19">type:</text:span><text:span text:style-name="T20"> string que serve para distinguir entre o que é descrito na obra (descrição e identificação) ou o que é descrito pela obra (interpretação).</text:span></text:p>
        </text:list-item>
        <text:list-item>
          <text:p text:style-name="P35"><text:span text:style-name="T3">extentSubject:</text:span><text:span text:style-name="T2"> string que representa a parte da obra às quais os termos se aplicam.</text:span></text:p>
        </text:list-item>
        <text:list-item>
          <text:p text:style-name="P35"><text:span text:style-name="T3">Object_Work_Record:</text:span><text:span text:style-name="T9"> </text:span><text:span text:style-name="T2">é chave estrangeira da tabela Object_Work_Record. Inteiro que identifica a obra.</text:span></text:p>
        </text:list-item>
      </text:list>
      <text:p text:style-name="P2"><text:span text:style-name="T38"/></text:p>
      <text:list xml:id="list483449988" text:continue-list="list683077356" text:style-name="L1">
        <text:list-item>
          <text:p text:style-name="P11">SubjectTerms <text:span text:style-name="T38">{</text:span><text:span text:style-name="T39">id_subjectTerms</text:span><text:span text:style-name="T38">, subjectTerm, type, termsource, termsourceID}</text:span></text:p>
        </text:list-item>
      </text:list>
      <text:p text:style-name="P2"><text:span text:style-name="T38"><text:tab/>Correspondente à categoria </text:span><text:span text:style-name="Strong_20_Emphasis"><text:span text:style-name="T37">General Subject Terms</text:span></text:span><text:span text:style-name="T38">. Esta </text:span><text:span text:style-name="Strong_20_Emphasis"><text:span text:style-name="T38">tabela</text:span></text:span><text:span text:style-name="T38"> representa os termos que identificam, descrevem e/ou interpretam o que é descrito na e pela obra.</text:span></text:p>
      <text:p text:style-name="P3"/>
      <text:p text:style-name="P3"><text:tab/>Atributos:</text:p>
      <text:list xml:id="list1659634611" text:continue-list="list217392932" text:style-name="L14">
        <text:list-item>
          <text:p text:style-name="P43"><text:span text:style-name="T19">id_subjectTerms: </text:span><text:span text:style-name="T2">é chave primária, já que identifica univocamente cada termo. Inteiro que é auto incrementado;</text:span></text:p>
        </text:list-item>
        <text:list-item>
          <text:p text:style-name="P43"><text:span text:style-name="T19">subjectTerm: </text:span><text:span text:style-name="T20">string que representa o termo que identifica, descreve e/ou interpreta o que é </text:span><text:soft-page-break/><text:span text:style-name="T20">descrito na e pela obra.</text:span></text:p>
        </text:list-item>
        <text:list-item>
          <text:p text:style-name="P43"><text:span text:style-name="T19">type: </text:span><text:span text:style-name="T20">string que representa o tipo do termo.</text:span></text:p>
        </text:list-item>
        <text:list-item>
          <text:p text:style-name="P43"><text:span text:style-name="T19">termsource: </text:span><text:span text:style-name="T2">string que identifica a fonte do termo.</text:span></text:p>
        </text:list-item>
        <text:list-item>
          <text:p text:style-name="P43"><text:span text:style-name="T19">termsourceID:</text:span><text:span text:style-name="T20"> </text:span><text:span text:style-name="T2">string que representa o identificador do termo na fonte.</text:span></text:p>
        </text:list-item>
      </text:list>
      <text:p text:style-name="P2"><text:span text:style-name="T38"/></text:p>
      <text:list xml:id="list837053996" text:continue-list="list483449988" text:style-name="L1">
        <text:list-item>
          <text:p text:style-name="P11">Classifications<text:span text:style-name="T38"> {</text:span><text:span text:style-name="T23">id_classifications</text:span><text:span text:style-name="T38">, classification, termsource, termsourceID}</text:span></text:p>
        </text:list-item>
      </text:list>
      <text:p text:style-name="P2"><text:span text:style-name="T38"><text:tab/>Correspondente à categoria </text:span><text:span text:style-name="Strong_20_Emphasis"><text:span text:style-name="T37">Classification</text:span></text:span><text:span text:style-name="T38">. Esta </text:span><text:span text:style-name="Strong_20_Emphasis"><text:span text:style-name="T38">tabela</text:span></text:span><text:span text:style-name="T38"> representa os termos utilizados para categorizar um obra, agrupando-a com outras obras com base em características semelhantes.</text:span></text:p>
      <text:p text:style-name="P3"/>
      <text:p text:style-name="P3"><text:tab/>Atributos:</text:p>
      <text:list xml:id="list303089324" text:continue-list="list1659634611" text:style-name="L14">
        <text:list-item>
          <text:p text:style-name="P43"><text:span text:style-name="T19">id_</text:span><text:span text:style-name="T3">classifications</text:span><text:span text:style-name="T19">: </text:span><text:span text:style-name="T2">é chave primária, já que identifica univocamente cada termo. Inteiro que é auto incrementado;</text:span></text:p>
        </text:list-item>
        <text:list-item>
          <text:p text:style-name="P43"><text:span text:style-name="T19">classification: </text:span><text:span text:style-name="T20">string que representa o termo utilizado para categorizar um obra, agrupando-a com outras obras com base em características semelhantes.</text:span></text:p>
        </text:list-item>
        <text:list-item>
          <text:p text:style-name="P43"><text:span text:style-name="T19">termsource: </text:span><text:span text:style-name="T2">string que identifica a fonte do termo.</text:span></text:p>
        </text:list-item>
        <text:list-item>
          <text:p text:style-name="P43"><text:span text:style-name="T19">termsourceID:</text:span><text:span text:style-name="T20"> </text:span><text:span text:style-name="T2">string que representa o identificador do termo na fonte.</text:span></text:p>
        </text:list-item>
      </text:list>
      <text:p text:style-name="P2"><text:span text:style-name="T38"/></text:p>
      <text:list xml:id="list1522593162" text:continue-list="list837053996" text:style-name="L1">
        <text:list-item>
          <text:p text:style-name="P11">DescriptiveNotes<text:span text:style-name="T38"> {</text:span><text:span text:style-name="T39">id_descriptiveNotes</text:span><text:span text:style-name="T38">, descriptiveNote, </text:span><text:span text:style-name="T23">Object_Work_Record</text:span><text:span text:style-name="T38">}</text:span></text:p>
        </text:list-item>
      </text:list>
      <text:p text:style-name="P2"><text:tab/><text:span text:style-name="T38">Correspondente à categoria </text:span><text:span text:style-name="Strong_20_Emphasis"><text:span text:style-name="T37">Descriptive Note</text:span></text:span><text:span text:style-name="T38">. Esta </text:span><text:span text:style-name="Strong_20_Emphasis"><text:span text:style-name="T38">tabela</text:span></text:span><text:span text:style-name="T38"> representa um texto breve que descreve o conteúdo e contexto da obra.</text:span></text:p>
      <text:p text:style-name="P3"/>
      <text:p text:style-name="P3"><text:tab/>Atributos:</text:p>
      <text:list xml:id="list1478515280" text:continue-list="list1088702010" text:style-name="L6">
        <text:list-item>
          <text:p text:style-name="P35"><text:span text:style-name="T19">id_</text:span><text:span text:style-name="T3">descriptiveNotes</text:span><text:span text:style-name="T19">:</text:span><text:span text:style-name="T20"> </text:span><text:span text:style-name="T2">é chave primária, já que identifica univocamente cada texto. Inteiro que é auto incrementado;</text:span></text:p>
        </text:list-item>
        <text:list-item>
          <text:p text:style-name="P35"><text:span text:style-name="T19">descriptiveNote:</text:span><text:span text:style-name="T20"> string que representa um texto breve que descreve o conteúdo e contexto da obra.</text:span></text:p>
        </text:list-item>
        <text:list-item>
          <text:p text:style-name="P35"><text:span text:style-name="T3">Object_Work_Record:</text:span><text:span text:style-name="T9"> </text:span><text:span text:style-name="T2">é chave estrangeira da tabela Object_Work_Record. Inteiro que identifica a obra.</text:span></text:p>
        </text:list-item>
      </text:list>
      <text:p text:style-name="P2"/>
      <text:list xml:id="list1975926804" text:continue-list="list1522593162" text:style-name="L1">
        <text:list-item>
          <text:p text:style-name="P11">DescriptiveNoteSources<text:span text:style-name="T38"> {</text:span><text:span text:style-name="T39">id_descriptiveNoteSources</text:span><text:span text:style-name="T38">, descriptiveNoteSource}</text:span></text:p>
        </text:list-item>
      </text:list>
      <text:p text:style-name="P2"><text:span text:style-name="T38"><text:tab/>Esta </text:span><text:span text:style-name="Strong_20_Emphasis"><text:span text:style-name="T38">tabela</text:span></text:span><text:span text:style-name="T38"> representa a fonte para a nota descritiva, geralmente uma fonte publicada.</text:span></text:p>
      <text:p text:style-name="P3"/>
      <text:p text:style-name="P3"><text:tab/>Atributos:</text:p>
      <text:list xml:id="list924889500" text:continue-list="list1154366377" text:style-name="L3">
        <text:list-item>
          <text:p text:style-name="P32"><text:span text:style-name="T19">i</text:span><text:span text:style-name="T3">d_descriptiveNoteSources</text:span><text:span text:style-name="T19">:</text:span><text:span text:style-name="T20"> </text:span><text:span text:style-name="T2">é chave primária, já que identifica univocamente cada fonte. Inteiro que é auto incrementado;</text:span></text:p>
        </text:list-item>
        <text:list-item>
          <text:p text:style-name="P32"><text:span text:style-name="T19">descriptiveNoteSource:</text:span><text:span text:style-name="T20"> string que identifica a fonte para a nota descritiva, geralmente uma fonte publicada.</text:span></text:p>
        </text:list-item>
      </text:list>
      <text:p text:style-name="P2"><text:span text:style-name="T38"><text:tab/></text:span></text:p>
      <text:list xml:id="list1458172684" text:continue-list="list1975926804" text:style-name="L1">
        <text:list-item>
          <text:p text:style-name="P11">Inscriptions<text:span text:style-name="T38"> {</text:span><text:span text:style-name="T31">id_inscriptions</text:span><text:span text:style-name="T38">, inscriptions, </text:span><text:span text:style-name="T23">Object_Work_Record</text:span><text:span text:style-name="T38">}</text:span></text:p>
        </text:list-item>
      </text:list>
      <text:p text:style-name="P2"><text:span text:style-name="T38"><text:tab/>Correspondente à categoria </text:span><text:span text:style-name="Strong_20_Emphasis"><text:span text:style-name="T37">Inscriptions/Marks</text:span></text:span><text:span text:style-name="T38">. Esta </text:span><text:span text:style-name="Strong_20_Emphasis"><text:span text:style-name="T38">tabela</text:span></text:span><text:span text:style-name="T38"> representa uma descrição ou transcrição de qualquer inscrição física distinguível ou identificável, anotações, textos, marcas ou etiquetas que são afixadas, aplicadas, estampadas, escritas, inscritas ou anexadas à obra.</text:span></text:p>
      <text:p text:style-name="P3"/>
      <text:p text:style-name="P3"><text:tab/>Atributos:</text:p>
      <text:list xml:id="list891787607" text:continue-list="list1478515280" text:style-name="L6">
        <text:list-item>
          <text:p text:style-name="P35"><text:span text:style-name="T19">id_</text:span><text:span text:style-name="T3">inscriptions</text:span><text:span text:style-name="T19">:</text:span><text:span text:style-name="T20"> </text:span><text:span text:style-name="T2">é chave primária, já que identifica univocamente cada inscrição. Inteiro que é auto incrementado;</text:span></text:p>
        </text:list-item>
        <text:list-item>
          <text:p text:style-name="P35"><text:span text:style-name="T19">inscriptions:</text:span><text:span text:style-name="T20"> string que representa uma descrição ou transcrição de qualquer inscrição física distinguível ou identificável, anotações, textos, marcas ou etiquetas que são afixadas, </text:span><text:soft-page-break/><text:span text:style-name="T20">aplicadas, estampadas, escritas, inscritas ou anexadas à obra.</text:span></text:p>
        </text:list-item>
        <text:list-item>
          <text:p text:style-name="P35"><text:span text:style-name="T3">Object_Work_Record:</text:span><text:span text:style-name="T9"> </text:span><text:span text:style-name="T2">é chave estrangeira da tabela Object_Work_Record. Inteiro que identifica a obra.</text:span></text:p>
        </text:list-item>
      </text:list>
      <text:p text:style-name="P2"><text:span text:style-name="T38"/></text:p>
      <text:list xml:id="list1326272845" text:continue-list="list1458172684" text:style-name="L1">
        <text:list-item>
          <text:p text:style-name="P11">RelatedWorks<text:span text:style-name="T38"> {</text:span><text:span text:style-name="T39">id_relatedWorks</text:span><text:span text:style-name="T38">, relatedWorkRelType, </text:span><text:span text:style-name="T23">Object_Work_Record</text:span><text:span text:style-name="T38">}</text:span></text:p>
        </text:list-item>
      </text:list>
      <text:p text:style-name="P2"><text:span text:style-name="T38"><text:tab/>Correspondente à categoria </text:span><text:span text:style-name="Strong_20_Emphasis"><text:span text:style-name="T37">Related Works</text:span></text:span><text:span text:style-name="T38">. Esta </text:span><text:span text:style-name="Strong_20_Emphasis"><text:span text:style-name="T38">tabela</text:span></text:span><text:span text:style-name="T38"> representa obras de arte ou arquitetónicas relacionadas com a obra a ser descrita e uma descrição do relacionamento entre as obras.</text:span></text:p>
      <text:p text:style-name="P3"/>
      <text:p text:style-name="P3"><text:tab/>Atributos:</text:p>
      <text:list xml:id="list154788020" text:continue-list="list891787607" text:style-name="L6">
        <text:list-item>
          <text:p text:style-name="P35"><text:span text:style-name="T19">id_</text:span><text:span text:style-name="T3">relatedWorks</text:span><text:span text:style-name="T19">:</text:span><text:span text:style-name="T20"> </text:span><text:span text:style-name="T2">é chave primária, já que identifica univocamente cada obra relacionada. Inteiro que é auto incrementado;</text:span></text:p>
        </text:list-item>
        <text:list-item>
          <text:p text:style-name="P35"><text:span text:style-name="T19">relatedWorkRelType:</text:span><text:span text:style-name="T20"> string que representa um termo que descreve a natureza do relacionamento entre a obra a ser descrita e a entidade relacionada.</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1148323189" text:continue-list="list1326272845" text:style-name="L1">
        <text:list-item>
          <text:p text:style-name="P11">LinksRelatedWork<text:span text:style-name="T38"> {</text:span><text:span text:style-name="T39">id_linksRelatedWork</text:span><text:span text:style-name="T38">, linkRelatedWork, linkscheme, </text:span><text:span text:style-name="T23">RelatedWork</text:span><text:span text:style-name="T38">}</text:span></text:p>
        </text:list-item>
      </text:list>
      <text:p text:style-name="P2"><text:span text:style-name="T38"><text:tab/>Esta </text:span><text:span text:style-name="Strong_20_Emphasis"><text:span text:style-name="T38">tabela</text:span></text:span><text:span text:style-name="T38"> representa uma referência uri/url que é universal e é acessível no ambiente worldwide web.</text:span></text:p>
      <text:p text:style-name="P3"/>
      <text:p text:style-name="P3"><text:tab/>Atributos:</text:p>
      <text:list xml:id="list1962620362" text:continue-list="list154788020" text:style-name="L6">
        <text:list-item>
          <text:p text:style-name="P35"><text:span text:style-name="T19">id_</text:span><text:span text:style-name="T3">linksRelatedWork</text:span><text:span text:style-name="T19">:</text:span><text:span text:style-name="T20"> </text:span><text:span text:style-name="T2">é chave primária, já que identifica univocamente cada referência. Inteiro que é auto incrementado;</text:span></text:p>
        </text:list-item>
        <text:list-item>
          <text:p text:style-name="P35"><text:span text:style-name="T19">linkRelatedWork:</text:span><text:span text:style-name="T20"> string que representa uma referência uri/url que é universal e é acessível no ambiente worldwide web.</text:span></text:p>
        </text:list-item>
        <text:list-item>
          <text:p text:style-name="P15"><text:span text:style-name="T41">linkscheme:</text:span><text:span text:style-name="T43"> string que representa o esquema do link.</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1900036252" text:continue-list="list1148323189" text:style-name="L1">
        <text:list-item>
          <text:p text:style-name="P11">LabelRelatedWork<text:span text:style-name="T38"> {</text:span><text:span text:style-name="T39">id_labelRelatedWork</text:span><text:span text:style-name="T38">, labelRelatedWork, </text:span><text:span text:style-name="T23">RelatedWork</text:span><text:span text:style-name="T38">}</text:span></text:p>
        </text:list-item>
      </text:list>
      <text:p text:style-name="P2"><text:span text:style-name="T38"><text:tab/>Correspondente à categoria </text:span><text:span text:style-name="Strong_20_Emphasis"><text:span text:style-name="T37">Related Work Label/Identification</text:span></text:span><text:span text:style-name="Strong_20_Emphasis"><text:span text:style-name="T38">. </text:span></text:span><text:span text:style-name="T38">Esta </text:span><text:span text:style-name="Strong_20_Emphasis"><text:span text:style-name="T38">tabela</text:span></text:span><text:span text:style-name="T38"> representa uma identificação da obra relacionada, grupo, coleção ou série que terá significado para os end-users.</text:span></text:p>
      <text:p text:style-name="P3"/>
      <text:p text:style-name="P3"><text:tab/>Atributos:</text:p>
      <text:list xml:id="list2166478180" text:continue-list="list1962620362" text:style-name="L6">
        <text:list-item>
          <text:p text:style-name="P35"><text:span text:style-name="T19">id_</text:span><text:span text:style-name="T3">labelRelatedWork</text:span><text:span text:style-name="T19">:</text:span><text:span text:style-name="T20"> </text:span><text:span text:style-name="T2">é chave primária, já que identifica univocamente cada identificação. Inteiro que é auto incrementado;</text:span></text:p>
        </text:list-item>
        <text:list-item>
          <text:p text:style-name="P35"><text:span text:style-name="T19">labelRelatedWork:</text:span><text:span text:style-name="T20"> string que representa uma identificação da obra relacionada, grupo, coleção ou série que terá significado para os end-users.</text:span></text:p>
        </text:list-item>
        <text:list-item>
          <text:p text:style-name="P35"><text:span text:style-name="T3">RelatedWork:</text:span><text:span text:style-name="T9"> </text:span><text:span text:style-name="T2">é chave estrangeira da tabela RelatedWorks. Inteiro que identifica a obra relacionada.</text:span></text:p>
        </text:list-item>
      </text:list>
      <text:p text:style-name="P2"><text:span text:style-name="T38"/></text:p>
      <text:list xml:id="list238902628" text:continue-list="list1900036252" text:style-name="L1">
        <text:list-item>
          <text:p text:style-name="P11">LocationsRelatedWork<text:span text:style-name="T38"> {</text:span><text:span text:style-name="T39">id_locationsRelatedWork</text:span><text:span text:style-name="T38">, locationRelatedWork, relWorkID, locID, locIDtype, termsource, </text:span><text:span text:style-name="T23">RelatedWork</text:span><text:span text:style-name="T38">}</text:span></text:p>
        </text:list-item>
      </text:list>
      <text:p text:style-name="P2"><text:span text:style-name="Strong_20_Emphasis"><text:span text:style-name="T38"><text:tab/></text:span></text:span><text:span text:style-name="T38">Esta </text:span><text:span text:style-name="Strong_20_Emphasis"><text:span text:style-name="T38">tabela</text:span></text:span><text:span text:style-name="T38"> representa a localização atual da obra relacionada, geralmente um repositório.</text:span></text:p>
      <text:p text:style-name="P3"/>
      <text:p text:style-name="P3"><text:tab/>Atributos:</text:p>
      <text:list xml:id="list1886633611" text:continue-list="list2166478180" text:style-name="L6">
        <text:list-item>
          <text:p text:style-name="P35"><text:span text:style-name="T19">id_</text:span><text:span text:style-name="T3">locationsRelatedWork</text:span><text:span text:style-name="T19">:</text:span><text:span text:style-name="T20"> </text:span><text:span text:style-name="T2">é chave primária, já que identifica univocamente cada localização. Inteiro que é auto incrementado;</text:span></text:p>
        </text:list-item>
        <text:list-item>
          <text:p text:style-name="P35"><text:soft-page-break/><text:span text:style-name="T19">locationRelatedWork:</text:span><text:span text:style-name="T20"> string que representa a localização atual da obra relacionada, geralmente um repositório.</text:span></text:p>
        </text:list-item>
        <text:list-item>
          <text:p text:style-name="P15"><text:span text:style-name="T41">relWorkID:</text:span><text:span text:style-name="T43"> string que representa o identificador único numérico ou alfa numérico da obra relacionada.</text:span></text:p>
        </text:list-item>
        <text:list-item>
          <text:p text:style-name="P15"><text:span text:style-name="T41">locID: </text:span><text:span text:style-name="T43">string que representa um código único que identifica o repositório.</text:span></text:p>
        </text:list-item>
        <text:list-item>
          <text:p text:style-name="P15"><text:span text:style-name="T41">locIDtype: </text:span><text:span text:style-name="T43">string que representa a fonte que fornece o locID.</text:span></text:p>
        </text:list-item>
        <text:list-item>
          <text:p text:style-name="P35"><text:span text:style-name="T19">termsource: </text:span><text:span text:style-name="T2">string que identifica a fonte do termo.</text:span></text:p>
        </text:list-item>
        <text:list-item>
          <text:p text:style-name="P35"><text:span text:style-name="T3">RelatedWork:</text:span><text:span text:style-name="T9"> </text:span><text:span text:style-name="T2">é chave estrangeira da tabela RelatedWorks. Inteiro que identifica a obra relacionada.</text:span><text:span text:style-name="T16"><text:tab/></text:span></text:p>
        </text:list-item>
      </text:list>
      <text:p text:style-name="P2"><text:span text:style-name="T38"/></text:p>
      <text:list xml:id="list1778743878" text:continue-list="list238902628" text:style-name="L1">
        <text:list-item>
          <text:p text:style-name="P11">RightsWork<text:span text:style-name="T38"> {</text:span><text:span text:style-name="T39">id_rightsWork</text:span><text:span text:style-name="T38">, rightsWork, type, </text:span><text:span text:style-name="T23">Object_Work_Record</text:span><text:span text:style-name="T38">}</text:span></text:p>
        </text:list-item>
      </text:list>
      <text:p text:style-name="P2"><text:span text:style-name="T38"><text:tab/>Correspondente à categoria </text:span><text:span text:style-name="Strong_20_Emphasis"><text:span text:style-name="T37">Copyright/Restrictions</text:span></text:span><text:span text:style-name="Strong_20_Emphasis"><text:span text:style-name="T38">. </text:span></text:span><text:span text:style-name="T38">Esta </text:span><text:span text:style-name="Strong_20_Emphasis"><text:span text:style-name="T38">tabela</text:span></text:span><text:span text:style-name="T38"> representa informação sobre direitos de gestão.</text:span></text:p>
      <text:p text:style-name="P3"/>
      <text:p text:style-name="P3"><text:tab/>Atributos:</text:p>
      <text:list xml:id="list2091301462" text:continue-list="list1886633611" text:style-name="L6">
        <text:list-item>
          <text:p text:style-name="P35"><text:span text:style-name="T19">id_</text:span><text:span text:style-name="T3">rightsWork</text:span><text:span text:style-name="T19">:</text:span><text:span text:style-name="T20"> </text:span><text:span text:style-name="T2">é chave primária, já que identifica univocamente cada informação. Inteiro que é auto incrementado;</text:span></text:p>
        </text:list-item>
        <text:list-item>
          <text:p text:style-name="P35"><text:span text:style-name="T19">rightsWork:</text:span><text:span text:style-name="T20"> string que representa informação sobre direitos de gestão.</text:span></text:p>
        </text:list-item>
        <text:list-item>
          <text:p text:style-name="P35"><text:span text:style-name="T19">type:</text:span><text:span text:style-name="T20"> string que representa o tipo da informação de direitos de gestão.</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1711941458" text:continue-list="list1778743878" text:style-name="L1">
        <text:list-item>
          <text:p text:style-name="P11">RecordsID<text:span text:style-name="T38"> {</text:span><text:span text:style-name="T39">id_recordsID</text:span><text:span text:style-name="T38">, recordID, type, </text:span><text:span text:style-name="T23">Object_Work_Record</text:span><text:span text:style-name="T38">}</text:span></text:p>
        </text:list-item>
      </text:list>
      <text:p text:style-name="P2"><text:span text:style-name="T38"><text:tab/>Correspondente à categoria </text:span>Object<text:span text:style-name="Strong_20_Emphasis"><text:span text:style-name="T37">/Work Record ID</text:span></text:span><text:span text:style-name="Strong_20_Emphasis"><text:span text:style-name="T38">. </text:span></text:span><text:span text:style-name="T38">Esta </text:span><text:span text:style-name="Strong_20_Emphasis"><text:span text:style-name="T38">tabela</text:span></text:span><text:span text:style-name="T38"> representa um identificador único de registo no sistema.</text:span></text:p>
      <text:p text:style-name="P3"/>
      <text:p text:style-name="P3"><text:tab/>Atributos:</text:p>
      <text:list xml:id="list118998072" text:continue-list="list2091301462" text:style-name="L6">
        <text:list-item>
          <text:p text:style-name="P35"><text:span text:style-name="T19">id_</text:span><text:span text:style-name="T3">recordsID</text:span><text:span text:style-name="T19">:</text:span><text:span text:style-name="T20"> </text:span><text:span text:style-name="T2">é chave primária, já que identifica univocamente cada identificador. Inteiro que é auto incrementado;</text:span></text:p>
        </text:list-item>
        <text:list-item>
          <text:p text:style-name="P35"><text:span text:style-name="T19">recordID:</text:span><text:span text:style-name="T20"> string que representa um identificador único de registo no sistema.</text:span></text:p>
        </text:list-item>
        <text:list-item>
          <text:p text:style-name="P35"><text:span text:style-name="T19">type:</text:span><text:span text:style-name="T20"> string que representa o tipo do identificador.</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1968879723" text:continue-list="list1711941458" text:style-name="L1">
        <text:list-item>
          <text:p text:style-name="P11">RecordSources<text:span text:style-name="T38"> {</text:span><text:span text:style-name="T39">id_recordSources</text:span><text:span text:style-name="T38">, recordSource, </text:span><text:span text:style-name="T23">Object_Work_Record</text:span><text:span text:style-name="T38">}</text:span></text:p>
        </text:list-item>
      </text:list>
      <text:p text:style-name="P2"><text:span text:style-name="T38"><text:tab/>Esta </text:span><text:span text:style-name="Strong_20_Emphasis"><text:span text:style-name="T38">tabela</text:span></text:span><text:span text:style-name="T38"> representa a fonte de informação neste registo, geralmente o repositório ou outra instituição.</text:span></text:p>
      <text:p text:style-name="P3"/>
      <text:p text:style-name="P3"><text:tab/>Atributos:</text:p>
      <text:list xml:id="list2012065386" text:continue-list="list118998072" text:style-name="L6">
        <text:list-item>
          <text:p text:style-name="P35"><text:span text:style-name="T19">id_</text:span><text:span text:style-name="T3">recordSources</text:span><text:span text:style-name="T19">:</text:span><text:span text:style-name="T20"> </text:span><text:span text:style-name="T2">é chave primária, já que identifica univocamente cada fonte. Inteiro que é auto incrementado;</text:span></text:p>
        </text:list-item>
        <text:list-item>
          <text:p text:style-name="P35"><text:span text:style-name="T19">recordSource:</text:span><text:span text:style-name="T20"> string que representa a fonte de informação neste registo, geralmente o repositório ou outra instituição.</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1228136496" text:continue-list="list1968879723" text:style-name="L1">
        <text:list-item>
          <text:p text:style-name="P11">RecordInfo<text:span text:style-name="T38"> {</text:span><text:span text:style-name="T39">id_recordInfo</text:span><text:span text:style-name="T38">, type, </text:span><text:span text:style-name="T26">Object_Work_Record</text:span><text:span text:style-name="T38">}</text:span></text:p>
        </text:list-item>
      </text:list>
      <text:p text:style-name="P2"><text:soft-page-break/><text:span text:style-name="T38"><text:tab/>Esta </text:span><text:span text:style-name="Strong_20_Emphasis"><text:span text:style-name="T38">tabela</text:span></text:span><text:span text:style-name="T38"> representa informação de meta-dados deste registo.</text:span></text:p>
      <text:p text:style-name="P3"/>
      <text:p text:style-name="P3"><text:tab/>Atributos:</text:p>
      <text:list xml:id="list60439449" text:continue-list="list2012065386" text:style-name="L6">
        <text:list-item>
          <text:p text:style-name="P35"><text:span text:style-name="T19">id_</text:span><text:span text:style-name="T3">recordInfo</text:span><text:span text:style-name="T19">:</text:span><text:span text:style-name="T20"> </text:span><text:span text:style-name="T2">é chave primária, já que identifica univocamente cada grupo de informação. Inteiro que é auto incrementado;</text:span></text:p>
        </text:list-item>
        <text:list-item>
          <text:p text:style-name="P35"><text:span text:style-name="T19">type:</text:span><text:span text:style-name="T20"> string que representa o tipo de informação.</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1785786976" text:continue-list="list1228136496" text:style-name="L1">
        <text:list-item>
          <text:p text:style-name="P11">RecordsInfoID<text:span text:style-name="T38"> {</text:span><text:span text:style-name="T39">recordInfoID</text:span><text:span text:style-name="T38">, type, </text:span><text:span text:style-name="T23">RecordInfo</text:span><text:span text:style-name="T38">}</text:span></text:p>
        </text:list-item>
      </text:list>
      <text:p text:style-name="P2"><text:span text:style-name="T38"><text:tab/>Esta </text:span><text:span text:style-name="Strong_20_Emphasis"><text:span text:style-name="T38">tabela</text:span></text:span><text:span text:style-name="T38"> representa o identificador único para os meta-dados. Possui a mesma definição que o </text:span><text:span text:style-name="T23">RecordsID</text:span><text:span text:style-name="T30">, mas fora do contexto de um sistema local.</text:span></text:p>
      <text:p text:style-name="P3"/>
      <text:p text:style-name="P3"><text:tab/>Atributos:</text:p>
      <text:list xml:id="list147819637" text:continue-list="list60439449" text:style-name="L6">
        <text:list-item>
          <text:p text:style-name="P35"><text:span text:style-name="T3">recordInfoID</text:span><text:span text:style-name="T19">:</text:span><text:span text:style-name="T20"> </text:span><text:span text:style-name="T2">é chave primária, já que identifica univocamente cada identificador. String definida pelo utilizador;</text:span></text:p>
        </text:list-item>
        <text:list-item>
          <text:p text:style-name="P35"><text:span text:style-name="T19">type:</text:span><text:span text:style-name="T20"> string que representa o tipo do identificador.</text:span></text:p>
        </text:list-item>
        <text:list-item>
          <text:p text:style-name="P35"><text:span text:style-name="T3">RecordInfo:</text:span><text:span text:style-name="T9"> </text:span><text:span text:style-name="T2">é chave estrangeira da tabela RecordInfo. Inteiro que identifica a informação.</text:span></text:p>
        </text:list-item>
      </text:list>
      <text:p text:style-name="P2"><text:span text:style-name="T38"/></text:p>
      <text:list xml:id="list522354216" text:continue-list="list1785786976" text:style-name="L1">
        <text:list-item>
          <text:p text:style-name="P11">RecordInfoLinks<text:span text:style-name="T38"> {</text:span><text:span text:style-name="T39">id_recordInfoLinks</text:span><text:span text:style-name="T38">, recordInfoLink, </text:span><text:span text:style-name="T23">RecordInfo</text:span><text:span text:style-name="T38">}</text:span></text:p>
        </text:list-item>
      </text:list>
      <text:p text:style-name="P2"><text:span text:style-name="T38"><text:tab/>Esta </text:span><text:span text:style-name="Strong_20_Emphasis"><text:span text:style-name="T38">tabela</text:span></text:span><text:span text:style-name="T38"> representa um link para os meta-dados (não se trata do mesmo link do objeto)</text:span><text:span text:style-name="T30">.</text:span></text:p>
      <text:p text:style-name="P3"/>
      <text:p text:style-name="P3"><text:tab/>Atributos:</text:p>
      <text:list xml:id="list1276402718" text:continue-list="list147819637" text:style-name="L6">
        <text:list-item>
          <text:p text:style-name="P35"><text:span text:style-name="T3">id_recordInfoLinks</text:span><text:span text:style-name="T19">:</text:span><text:span text:style-name="T20"> </text:span><text:span text:style-name="T2">é chave primária, já que identifica univocamente cada link. Inteiro que é auto incrementado;</text:span></text:p>
        </text:list-item>
        <text:list-item>
          <text:p text:style-name="P35"><text:span text:style-name="T19">recordInfoLink:</text:span><text:span text:style-name="T20"> string que representa <text:s/>um link para os meta-dados.</text:span></text:p>
        </text:list-item>
        <text:list-item>
          <text:p text:style-name="P35"><text:span text:style-name="T3">RecordInfo:</text:span><text:span text:style-name="T9"> </text:span><text:span text:style-name="T2">é chave estrangeira da tabela RecordInfo. Inteiro que identifica a informação.</text:span></text:p>
        </text:list-item>
      </text:list>
      <text:p text:style-name="P2"><text:span text:style-name="T38"/></text:p>
      <text:list xml:id="list963338412" text:continue-list="list522354216" text:style-name="L1">
        <text:list-item>
          <text:p text:style-name="P11">RecordsRelID<text:span text:style-name="T38"> {</text:span><text:span text:style-name="T39">recordRelID</text:span><text:span text:style-name="T38">, type, </text:span><text:span text:style-name="T26">RecordInfo</text:span><text:span text:style-name="T38">}</text:span></text:p>
        </text:list-item>
      </text:list>
      <text:p text:style-name="P2"><text:span text:style-name="T38"><text:tab/>Esta </text:span><text:span text:style-name="Strong_20_Emphasis"><text:span text:style-name="T38">tabela</text:span></text:span><text:span text:style-name="T38"> representa um identificador único dos meta-dados do objeto relacionado</text:span><text:span text:style-name="T30">.</text:span></text:p>
      <text:p text:style-name="P3"/>
      <text:p text:style-name="P3"><text:tab/>Atributos:</text:p>
      <text:list xml:id="list803908320" text:continue-list="list1276402718" text:style-name="L6">
        <text:list-item>
          <text:p text:style-name="P35"><text:span text:style-name="T3">recordRelID</text:span><text:span text:style-name="T19">:</text:span><text:span text:style-name="T20"> </text:span><text:span text:style-name="T2">é chave primária, já que identifica univocamente cada identificador. String definida pelo utilizador;</text:span></text:p>
        </text:list-item>
        <text:list-item>
          <text:p text:style-name="P35"><text:span text:style-name="T19">type:</text:span><text:span text:style-name="T20"> string que representa o tipo do identificador.</text:span></text:p>
        </text:list-item>
        <text:list-item>
          <text:p text:style-name="P15"><text:span text:style-name="T35">RecordInfo:</text:span><text:span text:style-name="T26"> </text:span><text:span text:style-name="T34">é chave estrangeira da tabela RecordInfo. Inteiro que identifica a informação.</text:span></text:p>
        </text:list-item>
      </text:list>
      <text:p text:style-name="P2"><text:span text:style-name="T38"/></text:p>
      <text:list xml:id="list629977011" text:continue-list="list963338412" text:style-name="L1">
        <text:list-item>
          <text:p text:style-name="P11">RecordMetadataLocations<text:span text:style-name="T38"> {</text:span><text:span text:style-name="T39">id_recordMetadataLocations</text:span><text:span text:style-name="T38">, recordMetadataLocation, type, </text:span><text:span text:style-name="T23">RecordInfo</text:span><text:span text:style-name="T38">}</text:span></text:p>
        </text:list-item>
      </text:list>
      <text:p text:style-name="P2"><text:span text:style-name="T38"><text:tab/>Esta </text:span><text:span text:style-name="Strong_20_Emphasis"><text:span text:style-name="T38">tabela</text:span></text:span><text:span text:style-name="T38"> representa um apontador para outros meta-dados (administrativos, técnicos, estruturais)</text:span><text:span text:style-name="T30">.</text:span></text:p>
      <text:p text:style-name="P3"/>
      <text:p text:style-name="P3"><text:tab/>Atributos:</text:p>
      <text:list xml:id="list272834823" text:continue-list="list803908320" text:style-name="L6">
        <text:list-item>
          <text:p text:style-name="P35"><text:span text:style-name="T3">id_recordMetadataLocations</text:span><text:span text:style-name="T19">:</text:span><text:span text:style-name="T20"> </text:span><text:span text:style-name="T2">é chave primária, já que identifica univocamente cada apontador. Inteiro que é auto incrementado;</text:span></text:p>
        </text:list-item>
        <text:list-item>
          <text:p text:style-name="P35"><text:span text:style-name="T19">recordMetadataLocation:</text:span><text:span text:style-name="T20"> string que representa </text:span><text:span text:style-name="T2">um apontador para outros meta-dados (administrativos, técnicos, estruturais).</text:span></text:p>
        </text:list-item>
        <text:list-item>
          <text:p text:style-name="P35"><text:soft-page-break/><text:span text:style-name="T3">type:</text:span><text:span text:style-name="T2"> string que representa o tipo do apontador.</text:span></text:p>
        </text:list-item>
        <text:list-item>
          <text:p text:style-name="P15"><text:span text:style-name="T35">RecordInfo:</text:span><text:span text:style-name="T26"> </text:span><text:span text:style-name="T34">é chave estrangeira da tabela RecordInfo. Inteiro que identifica a informação.</text:span></text:p>
        </text:list-item>
      </text:list>
      <text:p text:style-name="P2"><text:span text:style-name="T38"/></text:p>
      <text:list xml:id="list610816255" text:continue-list="list629977011" text:style-name="L1">
        <text:list-item>
          <text:p text:style-name="P11">RecordMetadataDates<text:span text:style-name="T38"> {</text:span><text:span text:style-name="T39">id_recordMetadataDates</text:span><text:span text:style-name="T38">, recordMetadataDate, type, termsource, </text:span><text:span text:style-name="T23">RecordInfo</text:span><text:span text:style-name="T38">}</text:span></text:p>
        </text:list-item>
      </text:list>
      <text:p text:style-name="P2"><text:span text:style-name="T38"><text:tab/>Esta </text:span><text:span text:style-name="Strong_20_Emphasis"><text:span text:style-name="T38">tabela</text:span></text:span><text:span text:style-name="T38"> representa a data de criação ou a data de modificação do registo</text:span><text:span text:style-name="T30">.</text:span></text:p>
      <text:p text:style-name="P3"/>
      <text:p text:style-name="P3"><text:tab/>Atributos:</text:p>
      <text:list xml:id="list1533331290" text:continue-list="list272834823" text:style-name="L6">
        <text:list-item>
          <text:p text:style-name="P35"><text:span text:style-name="T3">id_recordMetadataDates</text:span><text:span text:style-name="T19">:</text:span><text:span text:style-name="T20"> </text:span><text:span text:style-name="T2">é chave primária, já que identifica univocamente cada data. Inteiro que é auto incrementado;</text:span></text:p>
        </text:list-item>
        <text:list-item>
          <text:p text:style-name="P35"><text:span text:style-name="T19">recordMetadataDate:</text:span><text:span text:style-name="T20"> string que representa </text:span><text:span text:style-name="T2">a data de criação ou a data de modificação do registo.</text:span></text:p>
        </text:list-item>
        <text:list-item>
          <text:p text:style-name="P35"><text:span text:style-name="T3">type:</text:span><text:span text:style-name="T2"> string que representa o tipo da data.</text:span></text:p>
        </text:list-item>
        <text:list-item>
          <text:p text:style-name="P45"><text:span text:style-name="T4">termSource:</text:span><text:span text:style-name="T2"> string que representa a fonte da data.</text:span></text:p>
        </text:list-item>
        <text:list-item>
          <text:p text:style-name="P45"><text:span text:style-name="T4">RecordInfo</text:span><text:span text:style-name="T2">:</text:span><text:span text:style-name="T9"> </text:span><text:span text:style-name="T2">é chave estrangeira da tabela RecordInfo. Inteiro que identifica a informação.</text:span></text:p>
        </text:list-item>
      </text:list>
      <text:p text:style-name="P2"><text:span text:style-name="T38"/></text:p>
      <text:list xml:id="list1709472286" text:continue-list="list610816255" text:style-name="L1">
        <text:list-item>
          <text:p text:style-name="P11">RecordTypes<text:span text:style-name="T38"> {</text:span><text:span text:style-name="T31">id_recordTypes</text:span><text:span text:style-name="T38">, recordType}</text:span></text:p>
        </text:list-item>
      </text:list>
      <text:p text:style-name="P2"><text:span text:style-name="T38"><text:tab/>Esta </text:span><text:span text:style-name="Strong_20_Emphasis"><text:span text:style-name="T38">tabela</text:span></text:span><text:span text:style-name="T38"> representa um termo que estabelece se o registo representa um item individual ou uma coleção, série ou grupo de obras</text:span><text:span text:style-name="T30">.</text:span></text:p>
      <text:p text:style-name="P3"/>
      <text:p text:style-name="P3"><text:tab/>Atributos:</text:p>
      <text:list xml:id="list1481068641" text:continue-list="list1533331290" text:style-name="L6">
        <text:list-item>
          <text:p text:style-name="P35"><text:span text:style-name="T3">id_recordTypes</text:span><text:span text:style-name="T19">:</text:span><text:span text:style-name="T20"> </text:span><text:span text:style-name="T2">é chave primária, já que identifica univocamente cada termo. Inteiro que é auto incrementado;</text:span></text:p>
        </text:list-item>
        <text:list-item>
          <text:p text:style-name="P35"><text:span text:style-name="T19">recordType:</text:span><text:span text:style-name="T20"> string que representa </text:span><text:span text:style-name="T2">um termo que estabelece se o registo representa um item individual ou uma coleção, série ou grupo de obras.</text:span><text:span text:style-name="T16"><text:tab/></text:span></text:p>
        </text:list-item>
      </text:list>
      <text:p text:style-name="P2"><text:span text:style-name="T38"/></text:p>
      <text:list xml:id="list1485219251" text:continue-list="list1709472286" text:style-name="L1">
        <text:list-item>
          <text:p text:style-name="P11">Resources<text:span text:style-name="T38"> {</text:span><text:span text:style-name="T39">id_resources</text:span><text:span text:style-name="T38">, </text:span><text:span text:style-name="T23">LinkResource</text:span><text:span text:style-name="T38">, </text:span><text:span text:style-name="T23">ResourceID</text:span><text:span text:style-name="T38">, </text:span><text:span text:style-name="T23">ResourceViewDescription</text:span><text:span text:style-name="T38">, </text:span><text:span text:style-name="T23">Object_Work_Record</text:span><text:span text:style-name="T38">}</text:span></text:p>
        </text:list-item>
      </text:list>
      <text:p text:style-name="P2"><text:span text:style-name="T38"><text:tab/>Esta </text:span><text:span text:style-name="Strong_20_Emphasis"><text:span text:style-name="T38">tabela</text:span></text:span><text:span text:style-name="T38"> representa informação sobre imagens ou outros recursos que servem como substitutos visuais da obra.</text:span></text:p>
      <text:p text:style-name="P3"/>
      <text:p text:style-name="P3"><text:tab/>Atributos:</text:p>
      <text:list xml:id="list868224809" text:continue-list="list1481068641" text:style-name="L6">
        <text:list-item>
          <text:p text:style-name="P35"><text:span text:style-name="T19">id_</text:span><text:span text:style-name="T3">resources</text:span><text:span text:style-name="T19">:</text:span><text:span text:style-name="T20"> </text:span><text:span text:style-name="T2">é chave primária, já que identifica univocamente cada grupo de informação. Inteiro que é auto incrementado;</text:span></text:p>
        </text:list-item>
        <text:list-item>
          <text:p text:style-name="P35"><text:span text:style-name="T3">LinkResource</text:span><text:span text:style-name="T19">:</text:span><text:span text:style-name="T20"> </text:span><text:span text:style-name="T2">é chave estrangeira da tabela LinkResources. Inteiro que identifica a referência.</text:span></text:p>
        </text:list-item>
        <text:list-item>
          <text:p text:style-name="P35"><text:span text:style-name="T3">ResourceID:</text:span><text:span text:style-name="T10"> </text:span><text:span text:style-name="T2">é chave estrangeira da tabela ResourcesID. String que identifica o identificador do recurso.</text:span></text:p>
        </text:list-item>
        <text:list-item>
          <text:p text:style-name="P35"><text:span text:style-name="T3">ResourceViewDescription: </text:span><text:span text:style-name="T2">é chave estrangeira da tabela ResourceViewDescription. Inteiro que identifica a descrição.</text:span></text:p>
        </text:list-item>
        <text:list-item>
          <text:p text:style-name="P35"><text:span text:style-name="T3">Object_Work_Record:</text:span><text:span text:style-name="T9"> </text:span><text:span text:style-name="T2">é chave estrangeira da tabela Object_Work_Record. Inteiro que identifica a obra a ser descrita.</text:span></text:p>
        </text:list-item>
      </text:list>
      <text:p text:style-name="P2"><text:span text:style-name="T38"/></text:p>
      <text:list xml:id="list638322617" text:continue-list="list1485219251" text:style-name="L1">
        <text:list-item>
          <text:p text:style-name="P11">LinkResources<text:span text:style-name="T38"> {</text:span><text:span text:style-name="T39">id_linkResources</text:span><text:span text:style-name="T38">, linkResource, type, formatResource}</text:span></text:p>
        </text:list-item>
      </text:list>
      <text:p text:style-name="P2"><text:span text:style-name="T38"><text:tab/>Esta </text:span><text:span text:style-name="Strong_20_Emphasis"><text:span text:style-name="T38">tabela</text:span></text:span><text:span text:style-name="T38"> representa uma referência uri/url que é universal e é acessível no ambiente worlwide web</text:span><text:span text:style-name="T30">.</text:span></text:p>
      <text:p text:style-name="P3"/>
      <text:p text:style-name="P3"><text:tab/>Atributos:</text:p>
      <text:list xml:id="list1618472050" text:continue-list="list868224809" text:style-name="L6">
        <text:list-item>
          <text:p text:style-name="P35"><text:soft-page-break/><text:span text:style-name="T3">id_linkResources</text:span><text:span text:style-name="T19">:</text:span><text:span text:style-name="T20"> </text:span><text:span text:style-name="T2">é chave primária, já que identifica univocamente cada referência. Inteiro que é auto incrementado;</text:span></text:p>
        </text:list-item>
        <text:list-item>
          <text:p text:style-name="P35"><text:span text:style-name="T19">linkResource:</text:span><text:span text:style-name="T20"> string que representa </text:span><text:span text:style-name="T2">uma referência uri/url que é universal e é acessível no ambiente worlwide web.</text:span></text:p>
        </text:list-item>
        <text:list-item>
          <text:p text:style-name="P35"><text:span text:style-name="T3">type:</text:span><text:span text:style-name="T2"> string que indica o tipo do recurso.</text:span></text:p>
        </text:list-item>
        <text:list-item>
          <text:p text:style-name="P45"><text:span text:style-name="T4">formatResource:</text:span><text:span text:style-name="T2"> string que indica o formato do recurso.</text:span></text:p>
        </text:list-item>
      </text:list>
      <text:p text:style-name="P2"><text:span text:style-name="T38"/></text:p>
      <text:list xml:id="list1995012778" text:continue-list="list638322617" text:style-name="L1">
        <text:list-item>
          <text:p text:style-name="P11">ResourcesID<text:span text:style-name="T38"> {</text:span><text:span text:style-name="T39">resourceID</text:span><text:span text:style-name="T38">, type}</text:span></text:p>
        </text:list-item>
      </text:list>
      <text:p text:style-name="P2"><text:span text:style-name="T38"><text:tab/>Esta </text:span><text:span text:style-name="Strong_20_Emphasis"><text:span text:style-name="T38">tabela</text:span></text:span><text:span text:style-name="T38"> representa um identificador único numérico ou alfa numérico do recurso</text:span><text:span text:style-name="T30">.</text:span></text:p>
      <text:p text:style-name="P3"/>
      <text:p text:style-name="P3"><text:tab/>Atributos:</text:p>
      <text:list xml:id="list431924111" text:continue-list="list1618472050" text:style-name="L6">
        <text:list-item>
          <text:p text:style-name="P35"><text:span text:style-name="T3">resourceID</text:span><text:span text:style-name="T19">:</text:span><text:span text:style-name="T20"> </text:span><text:span text:style-name="T2">é chave primária, já que identifica univocamente cada identificador. String definida pelo utilizador.</text:span></text:p>
        </text:list-item>
        <text:list-item>
          <text:p text:style-name="P35"><text:span text:style-name="T19">type:</text:span><text:span text:style-name="T20"> string que representa o tipo de identificador</text:span><text:span text:style-name="T2">.</text:span></text:p>
        </text:list-item>
      </text:list>
      <text:p text:style-name="P2"><text:span text:style-name="T38"/></text:p>
      <text:list xml:id="list1349489434" text:continue-list="list1995012778" text:style-name="L1">
        <text:list-item>
          <text:p text:style-name="P11">ResourceRelTypes<text:span text:style-name="T38"> {</text:span><text:span text:style-name="T39">id_resourceRelType</text:span><text:span text:style-name="T38">, resourceRelType}</text:span></text:p>
        </text:list-item>
      </text:list>
      <text:p text:style-name="P2"><text:span text:style-name="T38"><text:tab/>Esta </text:span><text:span text:style-name="Strong_20_Emphasis"><text:span text:style-name="T38">tabela</text:span></text:span><text:span text:style-name="T38"> representa o relacionamento entre o recurso e a obra descrita</text:span><text:span text:style-name="T30">.</text:span></text:p>
      <text:p text:style-name="P3"/>
      <text:p text:style-name="P3"><text:tab/>Atributos:</text:p>
      <text:list xml:id="list1992472089" text:continue-list="list431924111" text:style-name="L6">
        <text:list-item>
          <text:p text:style-name="P35"><text:span text:style-name="T3">id_resourceRelType</text:span><text:span text:style-name="T19">:</text:span><text:span text:style-name="T20"> </text:span><text:span text:style-name="T2">é chave primária, já que identifica univocamente cada relacionamento. Inteiro que é auto incrementado;</text:span></text:p>
        </text:list-item>
        <text:list-item>
          <text:p text:style-name="P35"><text:span text:style-name="T19">resourceRelType:</text:span><text:span text:style-name="T20"> string que representa </text:span><text:span text:style-name="T2">o relacionamento entre o recurso e a obra descrita.</text:span></text:p>
        </text:list-item>
      </text:list>
      <text:p text:style-name="P2"><text:span text:style-name="T38"/></text:p>
      <text:list xml:id="list649291518" text:continue-list="list1349489434" text:style-name="L1">
        <text:list-item>
          <text:p text:style-name="P11">ResourceTypes<text:span text:style-name="T38"> {</text:span><text:span text:style-name="T39">id_resourceTypes</text:span><text:span text:style-name="T38">, resourceType, termsource, termsourceID}</text:span></text:p>
        </text:list-item>
      </text:list>
      <text:p text:style-name="P2"><text:span text:style-name="T38"><text:tab/>Esta </text:span><text:span text:style-name="Strong_20_Emphasis"><text:span text:style-name="T38">tabela</text:span></text:span><text:span text:style-name="T38"> representa a identificação genérica do meio da imagem ou outro recurso</text:span><text:span text:style-name="T30">.</text:span></text:p>
      <text:p text:style-name="P3"/>
      <text:p text:style-name="P3"><text:tab/>Atributos:</text:p>
      <text:list xml:id="list1067104176" text:continue-list="list1992472089" text:style-name="L6">
        <text:list-item>
          <text:p text:style-name="P35"><text:span text:style-name="T3">id_resourceTypes</text:span><text:span text:style-name="T19">:</text:span><text:span text:style-name="T20"> </text:span><text:span text:style-name="T2">é chave primária, já que identifica univocamente cada identificação. Inteiro que é auto incrementado;</text:span></text:p>
        </text:list-item>
        <text:list-item>
          <text:p text:style-name="P35"><text:span text:style-name="T19">resourceType:</text:span><text:span text:style-name="T20"> string que representa </text:span><text:span text:style-name="T2">a identificação genérica do meio da imagem ou outro recurso.</text:span></text:p>
        </text:list-item>
        <text:list-item>
          <text:p text:style-name="P35"><text:span text:style-name="T19">termsource:</text:span><text:span text:style-name="T20"> </text:span><text:span text:style-name="T2">string que identifica a fonte do termo.</text:span></text:p>
        </text:list-item>
        <text:list-item>
          <text:p text:style-name="P22"><text:span text:style-name="T29">termsourceID</text:span><text:span text:style-name="T30">: string que representa o identificador do termo na fonte.</text:span></text:p>
        </text:list-item>
      </text:list>
      <text:p text:style-name="P2"><text:span text:style-name="T38"/></text:p>
      <text:list xml:id="list1602197098" text:continue-list="list649291518" text:style-name="L1">
        <text:list-item>
          <text:p text:style-name="P11">ResourceViewDescriptions<text:span text:style-name="T38"> {</text:span><text:span text:style-name="T39">id_resourceViewDescriptions</text:span><text:span text:style-name="T38">, resourceViewDescription}</text:span></text:p>
        </text:list-item>
      </text:list>
      <text:p text:style-name="P2"><text:span text:style-name="T38"><text:tab/></text:span><text:span text:style-name="T30">Esta </text:span><text:span text:style-name="Strong_20_Emphasis"><text:span text:style-name="T30">tabela</text:span></text:span><text:span text:style-name="T30"> representa uma descrição dos aspetos espaciais, cronológicos ou contextuais da obra, tal como é vista neste recurso em específico.</text:span></text:p>
      <text:p text:style-name="P3"/>
      <text:p text:style-name="P3"><text:tab/>Atributos:</text:p>
      <text:list xml:id="list571574111" text:continue-list="list1067104176" text:style-name="L6">
        <text:list-item>
          <text:p text:style-name="P35"><text:span text:style-name="T3">id_resourceViewDescriptions</text:span><text:span text:style-name="T19">:</text:span><text:span text:style-name="T20"> </text:span><text:span text:style-name="T2">é chave primária, já que identifica univocamente cada descrição. Inteiro que é auto incrementado;</text:span></text:p>
        </text:list-item>
        <text:list-item>
          <text:p text:style-name="P35"><text:span text:style-name="T19">resourceViewDescription:</text:span><text:span text:style-name="T20"> string que representa </text:span><text:span text:style-name="T2">uma descrição dos aspetos espaciais, cronológicos ou contextuais da obra, tal como é vista neste recurso em específico.</text:span></text:p>
        </text:list-item>
      </text:list>
      <text:p text:style-name="P2"/>
      <text:h text:style-name="P47" text:outline-level="4"><text:soft-page-break/>Tabelas com origem em entidades e relacionamentos N:M</text:h>
      <text:p text:style-name="P1">As tabelas seguintes, resultam de relacionamentos N:M existentes entre as tabelas apresentadas anteriormente:</text:p>
      <text:list xml:id="list460557660" text:style-name="L15">
        <text:list-item>
          <text:p text:style-name="P14">Object_Work_Types_Object_Work_Records<text:span text:style-name="T38"> {</text:span><text:span text:style-name="T25">Object_Work_Type</text:span><text:span text:style-name="T38">, </text:span><text:span text:style-name="T25">Object_Work_Record</text:span><text:span text:style-name="T38">}</text:span></text:p>
        </text:list-item>
      </text:list>
      <text:p text:style-name="P2"><text:tab/><text:span text:style-name="T38">Resultante do relacionamento N:M entre as tabelas Object_Work_Records</text:span> <text:span text:style-name="T38">e Object_Work_Types.</text:span></text:p>
      <text:p text:style-name="P2"><text:span text:style-name="T38"/></text:p>
      <text:list xml:id="list610026765" text:continue-numbering="true" text:style-name="L15">
        <text:list-item>
          <text:p text:style-name="P14">SourceTitle_Object_Work_Titles<text:span text:style-name="T38"> {</text:span><text:span text:style-name="T25">SourceTitle</text:span><text:span text:style-name="T38">, </text:span><text:span text:style-name="T25">Object_Work_Title</text:span><text:span text:style-name="T38">}</text:span></text:p>
        </text:list-item>
      </text:list>
      <text:p text:style-name="P2"><text:span text:style-name="T38"><text:tab/>Resultante do relacionamento N:M entre as tabelas SourceTitles e Object_Work_Titles.</text:span></text:p>
      <text:p text:style-name="P2"><text:span text:style-name="T38"/></text:p>
      <text:list xml:id="list1699659949" text:continue-numbering="true" text:style-name="L15">
        <text:list-item>
          <text:p text:style-name="P14">QualifierMeasurements_IndexingMeasurements<text:span text:style-name="T38"> {</text:span><text:span text:style-name="T25">QualifierMeasurement</text:span><text:span text:style-name="T43">, </text:span><text:span text:style-name="T25">IndexingMeasurement</text:span><text:span text:style-name="T38">}</text:span></text:p>
        </text:list-item>
      </text:list>
      <text:p text:style-name="P2"><text:span text:style-name="T38"><text:tab/>Resultante do relacionamento N:M entre as tabelas QualifierMeasurements e IndexingMeasurements.</text:span></text:p>
      <text:p text:style-name="P2"><text:span text:style-name="T38"/></text:p>
      <text:list xml:id="list371434965" text:continue-numbering="true" text:style-name="L15">
        <text:list-item>
          <text:p text:style-name="P14">TermMaterialsTech_IndexingMaterialsTech<text:span text:style-name="T38"> {</text:span><text:span text:style-name="T25">TermMaterialsTech</text:span><text:span text:style-name="T38">, </text:span><text:span text:style-name="T25">IndexingMaterialsTech</text:span><text:span text:style-name="T38">}</text:span></text:p>
        </text:list-item>
      </text:list>
      <text:p text:style-name="P2"><text:tab/><text:span text:style-name="T38">Resultante do relacionamento N:M entre as tabelas TermMaterialsTech e IndexingMaterialsTech.</text:span></text:p>
      <text:p text:style-name="P2"/>
      <text:list xml:id="list453073282" text:continue-numbering="true" text:style-name="L15">
        <text:list-item>
          <text:p text:style-name="P14">TreatmentTypes_ConservationTreatmentHistory<text:span text:style-name="T38"> {</text:span><text:span text:style-name="T25">TreatmentType</text:span><text:span text:style-name="T38">, </text:span><text:span text:style-name="T25">ConservationTreatmentHistory</text:span><text:span text:style-name="T38">}</text:span></text:p>
        </text:list-item>
      </text:list>
      <text:p text:style-name="P2"><text:span text:style-name="T38"><text:tab/>Resultante do relacionamento N:M entre as tabelas TreatmentTypes e ConservationTreatmentHistory.</text:span></text:p>
      <text:p text:style-name="P2"><text:span text:style-name="T38"/></text:p>
      <text:list xml:id="list654885922" text:continue-numbering="true" text:style-name="L15">
        <text:list-item>
          <text:p text:style-name="P44"><text:span text:style-name="T14">Object_Work_Records_IndexingCreators {</text:span><text:span text:style-name="T12">Object_Work_Record</text:span><text:span text:style-name="T3">, </text:span><text:span text:style-name="T12">IndexingCreator</text:span><text:span text:style-name="T14">}</text:span></text:p>
        </text:list-item>
      </text:list>
      <text:p text:style-name="Standard"><text:span text:style-name="T14"><text:tab/></text:span><text:span text:style-name="T16">Resultante do relacionamento N:M entre as tabelas Object_Work_Records e IndexingCreators.</text:span></text:p>
      <text:p text:style-name="Standard"><text:span text:style-name="T14"/></text:p>
      <text:list xml:id="list1578036240" text:continue-numbering="true" text:style-name="L15">
        <text:list-item>
          <text:p text:style-name="P14">NamesCreator_IndexingCreators<text:span text:style-name="T38"> {</text:span><text:span text:style-name="T25">NameCreator</text:span><text:span text:style-name="T38">, </text:span><text:span text:style-name="T25">IndexingCreator</text:span><text:span text:style-name="T38">}</text:span></text:p>
        </text:list-item>
      </text:list>
      <text:p text:style-name="Standard"><text:span text:style-name="T16"><text:tab/>Resultante do relacionamento N:M entre as tabelas NamesCreator e IndexingCreators.</text:span></text:p>
      <text:p text:style-name="P2"><text:span text:style-name="T14"/></text:p>
      <text:list xml:id="list491977510" text:continue-numbering="true" text:style-name="L15">
        <text:list-item>
          <text:p text:style-name="P44"><text:span text:style-name="T14">SourceNamesCreator_NamesCreator {</text:span><text:span text:style-name="T12">SourceNamesCreator</text:span><text:span text:style-name="T16">, </text:span><text:span text:style-name="T12">NamesCreator</text:span><text:span text:style-name="T14">}</text:span></text:p>
          <text:p text:style-name="P44"><text:span text:style-name="T16">Resultante do relacionamento N:M entre as tabelas SourceNamesCreator e IndexingCreators.</text:span></text:p>
          <text:p text:style-name="P14"><text:span text:style-name="T14"/></text:p>
        </text:list-item>
        <text:list-item>
          <text:p text:style-name="P14">IndexingCreators_NationalitiesCreator<text:span text:style-name="T38"> {</text:span><text:span text:style-name="T25">IndexingCreator</text:span><text:span text:style-name="T38">, </text:span><text:span text:style-name="T25">NationalityCreator</text:span><text:span text:style-name="T38">}</text:span></text:p>
        </text:list-item>
      </text:list>
      <text:p text:style-name="P2"><text:span text:style-name="T38"><text:tab/>Resultante do relacionamento N:M entre as tabelas IndexingCreators e NationalitiesCreator.</text:span></text:p>
      <text:p text:style-name="P2"><text:span text:style-name="T38"/></text:p>
      <text:list xml:id="list271654029" text:continue-numbering="true" text:style-name="L15">
        <text:list-item>
          <text:p text:style-name="P14">IndexingCreators_RolesCreator<text:span text:style-name="T38"> {</text:span><text:span text:style-name="T25">IndexingCreator</text:span><text:span text:style-name="T38">, </text:span><text:span text:style-name="T25">CreatorRole</text:span><text:span text:style-name="T38">}</text:span></text:p>
        </text:list-item>
      </text:list>
      <text:p text:style-name="P2"><text:span text:style-name="T38"><text:tab/>Resultante do relacionamento N:M entre as tabelas IndexingCreators e CreatorRoles.</text:span></text:p>
      <text:p text:style-name="P2"><text:span text:style-name="T38"/></text:p>
      <text:list xml:id="list1704320657" text:continue-numbering="true" text:style-name="L15">
        <text:list-item>
          <text:p text:style-name="P14">Styles_Object_Work_Records<text:span text:style-name="T38"> {</text:span><text:span text:style-name="T25">Style</text:span><text:span text:style-name="T38">, </text:span><text:span text:style-name="T25">Object_Work_Record</text:span>}</text:p>
        </text:list-item>
      </text:list>
      <text:p text:style-name="P2"><text:tab/><text:span text:style-name="T38">Resultante do relacionamento N:M entre as tabelas Styles e Object_Work_Records.</text:span></text:p>
      <text:p text:style-name="P2"/>
      <text:list xml:id="list992796506" text:continue-numbering="true" text:style-name="L15">
        <text:list-item>
          <text:p text:style-name="P14">Cultures_Object_Work_Records<text:span text:style-name="T38"> {</text:span><text:span text:style-name="T25">Culture</text:span><text:span text:style-name="T38">, </text:span><text:span text:style-name="T25">Object_Work_Record</text:span><text:span text:style-name="T38">}</text:span></text:p>
        </text:list-item>
      </text:list>
      <text:p text:style-name="P2"><text:span text:style-name="T38"><text:tab/>Resultante do relacionamento N:M entre as tabelas Cultures e Object_Work_Records.</text:span></text:p>
      <text:p text:style-name="P2"><text:span text:style-name="T38"/></text:p>
      <text:list xml:id="list1526521527" text:continue-numbering="true" text:style-name="L15">
        <text:list-item>
          <text:p text:style-name="P14">IndexingSubjects_SubjectTerms<text:span text:style-name="T38"> {</text:span><text:span text:style-name="T25">IndexingSubject</text:span><text:span text:style-name="T38">, </text:span><text:span text:style-name="T25">SubjectTerm</text:span><text:span text:style-name="T38">}</text:span></text:p>
        </text:list-item>
      </text:list>
      <text:p text:style-name="P2"><text:span text:style-name="T38"><text:tab/>Resultante do relacionamento N:M entre as tabelas IndexingSubjects e SubjectTerms.</text:span></text:p>
      <text:p text:style-name="P2"><text:soft-page-break/><text:span text:style-name="T38"/></text:p>
      <text:list xml:id="list498640200" text:continue-numbering="true" text:style-name="L15">
        <text:list-item>
          <text:p text:style-name="P14">Object_Work_Records_Classifications<text:span text:style-name="T38"> {</text:span><text:span text:style-name="T25">Object_Work_Record</text:span><text:span text:style-name="T38">, </text:span><text:span text:style-name="T25">Classification</text:span><text:span text:style-name="T38">}</text:span></text:p>
        </text:list-item>
      </text:list>
      <text:p text:style-name="P2"><text:span text:style-name="T38"><text:tab/>Resultante do relacionamento N:M entre as tabelas Object_Work_Records e Classifications.</text:span></text:p>
      <text:p text:style-name="P2"><text:span text:style-name="T38"/></text:p>
      <text:list xml:id="list1775169605" text:continue-numbering="true" text:style-name="L15">
        <text:list-item>
          <text:p text:style-name="P14">DescriptiveNotes_DescriptiveNoteSources<text:span text:style-name="T38"> {</text:span><text:span text:style-name="T25">DescriptiveNote</text:span><text:span text:style-name="T38">, </text:span><text:span text:style-name="T25">DescriptiveNoteSource</text:span><text:span text:style-name="T38">}</text:span></text:p>
        </text:list-item>
      </text:list>
      <text:p text:style-name="P2"><text:span text:style-name="T38"><text:tab/>Resultante do relacionamento N:M entre as tabelas DescriptiveNotes e DescriptiveNotesSources.</text:span></text:p>
      <text:p text:style-name="P2"><text:span text:style-name="T38"/></text:p>
      <text:list xml:id="list2134963317" text:continue-numbering="true" text:style-name="L15">
        <text:list-item>
          <text:p text:style-name="P14">ResourceRelTypes_Resources<text:span text:style-name="T38"> {</text:span><text:span text:style-name="T25">ResourceRelType</text:span><text:span text:style-name="T38">, </text:span><text:span text:style-name="T25">Resource</text:span><text:span text:style-name="T38">}</text:span></text:p>
        </text:list-item>
      </text:list>
      <text:p text:style-name="P2"><text:span text:style-name="T38"><text:tab/>Resultante do relacionamento N:M entre as tabelas ResourceRelTypes e Resources.</text:span></text:p>
      <text:p text:style-name="P2"><text:span text:style-name="T38"/></text:p>
      <text:list xml:id="list749939803" text:continue-numbering="true" text:style-name="L15">
        <text:list-item>
          <text:p text:style-name="P14">ResourceTypes_Resources<text:span text:style-name="T38"> {</text:span><text:span text:style-name="T25">ResourceType</text:span><text:span text:style-name="T38">, </text:span><text:span text:style-name="T25">Resource</text:span><text:span text:style-name="T38">}</text:span></text:p>
        </text:list-item>
      </text:list>
      <text:p text:style-name="P2"><text:span text:style-name="T38"><text:tab/>Resultante do relacionamento N:M entre as tabelas ResourcesTypes e Resource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1T01:41:45</dc:date>
    <dc:creator>Bruno Azevedo</dc:creator>
    <meta:editing-duration>PT15H36M40S</meta:editing-duration>
    <meta:editing-cycles>1573</meta:editing-cycles>
    <meta:generator>LibreOffice/3.3$Linux LibreOffice_project/330m19$Build-401</meta:generator>
    <meta:document-statistic meta:table-count="0" meta:image-count="0" meta:object-count="0" meta:page-count="22" meta:paragraph-count="528" meta:word-count="6754" meta:character-count="50368"/>
  </office:meta>
</office:document-meta>
</file>